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Lien_32_hypertexte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1.24354166666667cm" style:use-optimal-column-width="true"/>
    </style:style>
    <style:style style:name="co5" style:family="table-column">
      <style:table-column-properties fo:break-before="auto" style:column-width="1.00541666666667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16958333333333cm" style:use-optimal-column-width="true"/>
    </style:style>
    <style:style style:name="co9" style:family="table-column">
      <style:table-column-properties fo:break-before="auto" style:column-width="2.301875cm" style:use-optimal-column-width="true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2166666666667cm" style:use-optimal-column-width="true"/>
    </style:style>
    <style:style style:name="co13" style:family="table-column">
      <style:table-column-properties fo:break-before="auto" style:column-width="3.70416666666667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68" table:default-cell-style-name="ce1"/>
        <table:table-row table:style-name="ro1">
          <table:table-cell table:number-columns-repeated="2" table:style-name="ce5"/>
          <table:table-cell office:value-type="string" table:style-name="ce5">
            <text:p>Wh</text:p>
          </table:table-cell>
          <table:table-cell office:value-type="string" table:style-name="ce5">
            <text:p>A (eff)</text:p>
          </table:table-cell>
          <table:table-cell office:value-type="string" table:style-name="ce5">
            <text:p>VA</text:p>
          </table:table-cell>
          <table:table-cell office:value-type="string" table:style-name="ce5">
            <text:p>V (eff)</text:p>
          </table:table-cell>
          <table:table-cell office:value-type="string" table:style-name="ce5">
            <text:p>V (eff)</text:p>
          </table:table-cell>
          <table:table-cell office:value-type="string" table:style-name="ce5">
            <text:p>V (eff)</text:p>
          </table:table-cell>
          <table:table-cell office:value-type="string" table:style-name="ce5">
            <text:p>VA</text:p>
          </table:table-cell>
          <table:table-cell office:value-type="string" table:style-name="ce5">
            <text:p>A (eff)</text:p>
          </table:table-cell>
          <table:table-cell office:value-type="string" table:style-name="ce5">
            <text:p>V (eff)</text:p>
          </table:table-cell>
          <table:table-cell office:value-type="string" table:style-name="ce5">
            <text:p>W (€)</text:p>
          </table:table-cell>
          <table:table-cell office:value-type="string" table:style-name="ce5">
            <text:p>≈ Cos Phi</text:p>
          </table:table-cell>
          <table:table-cell office:value-type="string" table:style-name="ce8">
            <text:p>Phi</text:p>
          </table:table-cell>
          <table:table-cell office:value-type="string" table:style-name="ce8">
            <text:p>≈ VA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able:cell-range-source table:name="Connexion1" table:last-column-spanned="5" table:last-row-spanned="61" xlink:href="E:\Avak Yeramian\Desktop\lightdash_linkydata.csv"/>
            <text:p>id</text:p>
          </table:table-cell>
          <table:table-cell office:value-type="string" table:style-name="ce6">
            <text:p>date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iinst</text:p>
          </table:table-cell>
          <table:table-cell office:value-type="string" table:style-name="ce6">
            <text:p>papp</text:p>
          </table:table-cell>
          <table:table-cell office:value-type="string" table:style-name="ce6">
            <text:p>secteur</text:p>
          </table:table-cell>
          <table:table-cell office:value-type="string" table:style-name="ce6">
            <text:p>secteur mini</text:p>
          </table:table-cell>
          <table:table-cell office:value-type="string" table:style-name="ce6">
            <text:p>secteur max</text:p>
          </table:table-cell>
          <table:table-cell office:value-type="string" table:style-name="ce6">
            <text:p>iinst*secteur</text:p>
          </table:table-cell>
          <table:table-cell office:value-type="string" table:style-name="ce6">
            <text:p>papp/secteur</text:p>
          </table:table-cell>
          <table:table-cell office:value-type="string" table:style-name="ce6">
            <text:p>papp/iisnt</text:p>
          </table:table-cell>
          <table:table-cell office:value-type="string" table:style-name="ce6">
            <text:p>(base-base₋₁)*60-&gt;cons</text:p>
          </table:table-cell>
          <table:table-cell office:value-type="string" table:style-name="ce6">
            <text:p>cons/papp ou 1-&gt;cosPhi</text:p>
          </table:table-cell>
          <table:table-cell office:value-type="string" table:style-name="ce6">
            <text:p>acos(cosPhi)</text:p>
          </table:table-cell>
          <table:table-cell office:value-type="string" table:style-name="ce6">
            <text:p>papp*sin(Phi)-&gt;preac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date" office:date-value="2019-03-17T19:15:00" table:style-name="ce7">
            <text:p>17/03/2019 19:15</text:p>
          </table:table-cell>
          <table:table-cell office:value-type="float" office:value="3396313" table:style-name="ce5">
            <text:p>3396313</text:p>
          </table:table-cell>
          <table:table-cell office:value-type="float" office:value="3" table:style-name="ce5">
            <text:p>3</text:p>
          </table:table-cell>
          <table:table-cell office:value-type="float" office:value="770" table:style-name="ce5">
            <text:p>7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690" table:formula="of:=[.D3]*[.F3]" table:style-name="ce5">
            <text:p>690</text:p>
          </table:table-cell>
          <table:table-cell office:value-type="float" office:value="3.347826086956522" table:formula="of:=[.E3]/[.F3]" table:style-name="ce5">
            <text:p>3,347826087</text:p>
          </table:table-cell>
          <table:table-cell office:value-type="float" office:value="256.66666666666669" table:formula="of:=[.E3]/[.D3]" table:style-name="ce5">
            <text:p>256,6666667</text:p>
          </table:table-cell>
          <table:table-cell table:number-columns-repeated="4" table:style-name="ce5"/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date" office:date-value="2019-03-17T19:16:00" table:style-name="ce7">
            <text:p>17/03/2019 19:16</text:p>
          </table:table-cell>
          <table:table-cell office:value-type="float" office:value="3396325" table:style-name="ce5">
            <text:p>3396325</text:p>
          </table:table-cell>
          <table:table-cell office:value-type="float" office:value="4" table:style-name="ce5">
            <text:p>4</text:p>
          </table:table-cell>
          <table:table-cell office:value-type="float" office:value="860" table:style-name="ce5">
            <text:p>8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]*[.F4]" table:style-name="ce5">
            <text:p>920</text:p>
          </table:table-cell>
          <table:table-cell office:value-type="float" office:value="3.7391304347826089" table:formula="of:=[.E4]/[.F4]" table:style-name="ce5">
            <text:p>3,739130435</text:p>
          </table:table-cell>
          <table:table-cell office:value-type="float" office:value="215" table:formula="of:=[.E4]/[.D4]" table:style-name="ce5">
            <text:p>215</text:p>
          </table:table-cell>
          <table:table-cell office:value-type="float" office:value="720" table:formula="of:=([.C4]-[.C3])*60" table:style-name="ce5">
            <text:p>720</text:p>
          </table:table-cell>
          <table:table-cell office:value-type="float" office:value="0.83720930232558144" table:formula="of:=IF([.L4]/[.E4]&lt;=1;[.L4]/[.E4];1)" table:style-name="ce5">
            <text:p>0,837209302</text:p>
          </table:table-cell>
          <table:table-cell office:value-type="float" office:value="0.57863613511130496" table:formula="of:=ACOS([.M4])" table:style-name="ce5">
            <text:p>0,578636135</text:p>
          </table:table-cell>
          <table:table-cell office:value-type="float" office:value="470.31904065219373" table:formula="of:=SIN([.N4])*[.E4]" table:style-name="ce5">
            <text:p>470,3190407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date" office:date-value="2019-03-17T19:17:00" table:style-name="ce7">
            <text:p>17/03/2019 19:17</text:p>
          </table:table-cell>
          <table:table-cell office:value-type="float" office:value="3396337" table:style-name="ce5">
            <text:p>3396337</text:p>
          </table:table-cell>
          <table:table-cell office:value-type="float" office:value="3" table:style-name="ce5">
            <text:p>3</text:p>
          </table:table-cell>
          <table:table-cell office:value-type="float" office:value="800" table:style-name="ce5">
            <text:p>8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690" table:formula="of:=[.D5]*[.F5]" table:style-name="ce5">
            <text:p>690</text:p>
          </table:table-cell>
          <table:table-cell office:value-type="float" office:value="3.4782608695652173" table:formula="of:=[.E5]/[.F5]" table:style-name="ce5">
            <text:p>3,47826087</text:p>
          </table:table-cell>
          <table:table-cell office:value-type="float" office:value="266.66666666666669" table:formula="of:=[.E5]/[.D5]" table:style-name="ce5">
            <text:p>266,6666667</text:p>
          </table:table-cell>
          <table:table-cell office:value-type="float" office:value="720" table:formula="of:=([.C5]-[.C4])*60" table:style-name="ce5">
            <text:p>720</text:p>
          </table:table-cell>
          <table:table-cell office:value-type="float" office:value="0.9" table:formula="of:=IF([.L5]/[.E5]&lt;=1;[.L5]/[.E5];1)" table:style-name="ce5">
            <text:p>0,9</text:p>
          </table:table-cell>
          <table:table-cell office:value-type="float" office:value="0.45102681179626236" table:formula="of:=ACOS([.M5])" table:style-name="ce5">
            <text:p>0,451026812</text:p>
          </table:table-cell>
          <table:table-cell office:value-type="float" office:value="348.71191548325385" table:formula="of:=SIN([.N5])*[.E5]" table:style-name="ce5">
            <text:p>348,7119155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date" office:date-value="2019-03-17T19:18:00" table:style-name="ce7">
            <text:p>17/03/2019 19:18</text:p>
          </table:table-cell>
          <table:table-cell office:value-type="float" office:value="3396349" table:style-name="ce5">
            <text:p>3396349</text:p>
          </table:table-cell>
          <table:table-cell office:value-type="float" office:value="3" table:style-name="ce5">
            <text:p>3</text:p>
          </table:table-cell>
          <table:table-cell office:value-type="float" office:value="780" table:style-name="ce5">
            <text:p>7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690" table:formula="of:=[.D6]*[.F6]" table:style-name="ce5">
            <text:p>690</text:p>
          </table:table-cell>
          <table:table-cell office:value-type="float" office:value="3.3913043478260869" table:formula="of:=[.E6]/[.F6]" table:style-name="ce5">
            <text:p>3,391304348</text:p>
          </table:table-cell>
          <table:table-cell office:value-type="float" office:value="260" table:formula="of:=[.E6]/[.D6]" table:style-name="ce5">
            <text:p>260</text:p>
          </table:table-cell>
          <table:table-cell office:value-type="float" office:value="720" table:formula="of:=([.C6]-[.C5])*60" table:style-name="ce5">
            <text:p>720</text:p>
          </table:table-cell>
          <table:table-cell office:value-type="float" office:value="0.92307692307692313" table:formula="of:=IF([.L6]/[.E6]&lt;=1;[.L6]/[.E6];1)" table:style-name="ce5">
            <text:p>0,923076923</text:p>
          </table:table-cell>
          <table:table-cell office:value-type="float" office:value="0.39479111969976133" table:formula="of:=ACOS([.M6])" table:style-name="ce5">
            <text:p>0,39479112</text:p>
          </table:table-cell>
          <table:table-cell office:value-type="float" office:value="299.99999999999983" table:formula="of:=SIN([.N6])*[.E6]" table:style-name="ce5">
            <text:p>300</text:p>
          </table:table-cell>
          <table:table-cell table:style-name="ce9"/>
          <table:table-cell table:style-name="ce4"/>
          <table:table-cell table:number-columns-repeated="1636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date" office:date-value="2019-03-17T19:19:00" table:style-name="ce7">
            <text:p>17/03/2019 19:19</text:p>
          </table:table-cell>
          <table:table-cell office:value-type="float" office:value="3396360" table:style-name="ce5">
            <text:p>3396360</text:p>
          </table:table-cell>
          <table:table-cell office:value-type="float" office:value="3" table:style-name="ce5">
            <text:p>3</text:p>
          </table:table-cell>
          <table:table-cell office:value-type="float" office:value="780" table:style-name="ce5">
            <text:p>7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690" table:formula="of:=[.D7]*[.F7]" table:style-name="ce5">
            <text:p>690</text:p>
          </table:table-cell>
          <table:table-cell office:value-type="float" office:value="3.3913043478260869" table:formula="of:=[.E7]/[.F7]" table:style-name="ce5">
            <text:p>3,391304348</text:p>
          </table:table-cell>
          <table:table-cell office:value-type="float" office:value="260" table:formula="of:=[.E7]/[.D7]" table:style-name="ce5">
            <text:p>260</text:p>
          </table:table-cell>
          <table:table-cell office:value-type="float" office:value="660" table:formula="of:=([.C7]-[.C6])*60" table:style-name="ce5">
            <text:p>660</text:p>
          </table:table-cell>
          <table:table-cell office:value-type="float" office:value="0.84615384615384615" table:formula="of:=IF([.L7]/[.E7]&lt;=1;[.L7]/[.E7];1)" table:style-name="ce5">
            <text:p>0,846153846</text:p>
          </table:table-cell>
          <table:table-cell office:value-type="float" office:value="0.56206980300562703" table:formula="of:=ACOS([.M7])" table:style-name="ce5">
            <text:p>0,562069803</text:p>
          </table:table-cell>
          <table:table-cell office:value-type="float" office:value="415.69219381653045" table:formula="of:=SIN([.N7])*[.E7]" table:style-name="ce5">
            <text:p>415,6921938</text:p>
          </table:table-cell>
          <table:table-cell table:style-name="ce10"/>
          <table:table-cell table:style-name="ce4"/>
          <table:table-cell table:number-columns-repeated="1636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date" office:date-value="2019-03-17T19:20:00" table:style-name="ce7">
            <text:p>17/03/2019 19:20</text:p>
          </table:table-cell>
          <table:table-cell office:value-type="float" office:value="3396373" table:style-name="ce5">
            <text:p>3396373</text:p>
          </table:table-cell>
          <table:table-cell office:value-type="float" office:value="4" table:style-name="ce5">
            <text:p>4</text:p>
          </table:table-cell>
          <table:table-cell office:value-type="float" office:value="860" table:style-name="ce5">
            <text:p>8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8]*[.F8]" table:style-name="ce5">
            <text:p>920</text:p>
          </table:table-cell>
          <table:table-cell office:value-type="float" office:value="3.7391304347826089" table:formula="of:=[.E8]/[.F8]" table:style-name="ce5">
            <text:p>3,739130435</text:p>
          </table:table-cell>
          <table:table-cell office:value-type="float" office:value="215" table:formula="of:=[.E8]/[.D8]" table:style-name="ce5">
            <text:p>215</text:p>
          </table:table-cell>
          <table:table-cell office:value-type="float" office:value="780" table:formula="of:=([.C8]-[.C7])*60" table:style-name="ce5">
            <text:p>780</text:p>
          </table:table-cell>
          <table:table-cell office:value-type="float" office:value="0.90697674418604646" table:formula="of:=IF([.L8]/[.E8]&lt;=1;[.L8]/[.E8];1)" table:style-name="ce5">
            <text:p>0,906976744</text:p>
          </table:table-cell>
          <table:table-cell office:value-type="float" office:value="0.43474672914193535" table:formula="of:=ACOS([.M8])" table:style-name="ce5">
            <text:p>0,434746729</text:p>
          </table:table-cell>
          <table:table-cell office:value-type="float" office:value="362.21540552549664" table:formula="of:=SIN([.N8])*[.E8]" table:style-name="ce5">
            <text:p>362,2154055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date" office:date-value="2019-03-17T19:21:00" table:style-name="ce7">
            <text:p>17/03/2019 19:21</text:p>
          </table:table-cell>
          <table:table-cell office:value-type="float" office:value="3396409" table:style-name="ce5">
            <text:p>3396409</text:p>
          </table:table-cell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9]*[.F9]" table:style-name="ce5">
            <text:p>920</text:p>
          </table:table-cell>
          <table:table-cell office:value-type="float" office:value="3.7826086956521738" table:formula="of:=[.E9]/[.F9]" table:style-name="ce5">
            <text:p>3,782608696</text:p>
          </table:table-cell>
          <table:table-cell office:value-type="float" office:value="217.5" table:formula="of:=[.E9]/[.D9]" table:style-name="ce5">
            <text:p>217,5</text:p>
          </table:table-cell>
          <table:table-cell office:value-type="float" office:value="2160" table:formula="of:=([.C9]-[.C8])*60" table:style-name="ce5">
            <text:p>2160</text:p>
          </table:table-cell>
          <table:table-cell office:value-type="float" office:value="1" table:formula="of:=IF([.L9]/[.E9]&lt;=1;[.L9]/[.E9];1)" table:style-name="ce5">
            <text:p>1</text:p>
          </table:table-cell>
          <table:table-cell office:value-type="float" office:value="0" table:formula="of:=ACOS([.M9])" table:style-name="ce5">
            <text:p>0</text:p>
          </table:table-cell>
          <table:table-cell office:value-type="float" office:value="0" table:formula="of:=SIN([.N9])*[.E9]" table:style-name="ce5">
            <text:p>0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date" office:date-value="2019-03-17T19:22:00" table:style-name="ce7">
            <text:p>17/03/2019 19:22</text:p>
          </table:table-cell>
          <table:table-cell office:value-type="float" office:value="3396412" table:style-name="ce5">
            <text:p>3396412</text:p>
          </table:table-cell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0]*[.F10]" table:style-name="ce5">
            <text:p>920</text:p>
          </table:table-cell>
          <table:table-cell office:value-type="float" office:value="3.7826086956521738" table:formula="of:=[.E10]/[.F10]" table:style-name="ce5">
            <text:p>3,782608696</text:p>
          </table:table-cell>
          <table:table-cell office:value-type="float" office:value="217.5" table:formula="of:=[.E10]/[.D10]" table:style-name="ce5">
            <text:p>217,5</text:p>
          </table:table-cell>
          <table:table-cell office:value-type="float" office:value="180" table:formula="of:=([.C10]-[.C9])*60" table:style-name="ce5">
            <text:p>180</text:p>
          </table:table-cell>
          <table:table-cell office:value-type="float" office:value="0.20689655172413793" table:formula="of:=IF([.L10]/[.E10]&lt;=1;[.L10]/[.E10];1)" table:style-name="ce5">
            <text:p>0,206896552</text:p>
          </table:table-cell>
          <table:table-cell office:value-type="float" office:value="1.3623945202031491" table:formula="of:=ACOS([.M10])" table:style-name="ce5">
            <text:p>1,36239452</text:p>
          </table:table-cell>
          <table:table-cell office:value-type="float" office:value="851.17565754666646" table:formula="of:=SIN([.N10])*[.E10]" table:style-name="ce5">
            <text:p>851,1756575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date" office:date-value="2019-03-17T19:23:00" table:style-name="ce7">
            <text:p>17/03/2019 19:23</text:p>
          </table:table-cell>
          <table:table-cell office:value-type="float" office:value="3396425" table:style-name="ce5">
            <text:p>3396425</text:p>
          </table:table-cell>
          <table:table-cell office:value-type="float" office:value="4" table:style-name="ce5">
            <text:p>4</text:p>
          </table:table-cell>
          <table:table-cell office:value-type="float" office:value="880" table:style-name="ce5">
            <text:p>8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1]*[.F11]" table:style-name="ce5">
            <text:p>920</text:p>
          </table:table-cell>
          <table:table-cell office:value-type="float" office:value="3.8260869565217392" table:formula="of:=[.E11]/[.F11]" table:style-name="ce5">
            <text:p>3,826086957</text:p>
          </table:table-cell>
          <table:table-cell office:value-type="float" office:value="220" table:formula="of:=[.E11]/[.D11]" table:style-name="ce5">
            <text:p>220</text:p>
          </table:table-cell>
          <table:table-cell office:value-type="float" office:value="780" table:formula="of:=([.C11]-[.C10])*60" table:style-name="ce5">
            <text:p>780</text:p>
          </table:table-cell>
          <table:table-cell office:value-type="float" office:value="0.88636363636363635" table:formula="of:=IF([.L11]/[.E11]&lt;=1;[.L11]/[.E11];1)" table:style-name="ce5">
            <text:p>0,886363636</text:p>
          </table:table-cell>
          <table:table-cell office:value-type="float" office:value="0.48136528445852722" table:formula="of:=ACOS([.M11])" table:style-name="ce5">
            <text:p>0,481365284</text:p>
          </table:table-cell>
          <table:table-cell office:value-type="float" office:value="407.43097574926725" table:formula="of:=SIN([.N11])*[.E11]" table:style-name="ce5">
            <text:p>407,4309757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date" office:date-value="2019-03-17T19:24:00" table:style-name="ce7">
            <text:p>17/03/2019 19:24</text:p>
          </table:table-cell>
          <table:table-cell office:value-type="float" office:value="3396438" table:style-name="ce5">
            <text:p>3396438</text:p>
          </table:table-cell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2]*[.F12]" table:style-name="ce5">
            <text:p>920</text:p>
          </table:table-cell>
          <table:table-cell office:value-type="float" office:value="3.7826086956521738" table:formula="of:=[.E12]/[.F12]" table:style-name="ce5">
            <text:p>3,782608696</text:p>
          </table:table-cell>
          <table:table-cell office:value-type="float" office:value="217.5" table:formula="of:=[.E12]/[.D12]" table:style-name="ce5">
            <text:p>217,5</text:p>
          </table:table-cell>
          <table:table-cell office:value-type="float" office:value="780" table:formula="of:=([.C12]-[.C11])*60" table:style-name="ce5">
            <text:p>780</text:p>
          </table:table-cell>
          <table:table-cell office:value-type="float" office:value="0.89655172413793105" table:formula="of:=IF([.L12]/[.E12]&lt;=1;[.L12]/[.E12];1)" table:style-name="ce5">
            <text:p>0,896551724</text:p>
          </table:table-cell>
          <table:table-cell office:value-type="float" office:value="0.45887420501410969" table:formula="of:=ACOS([.M12])" table:style-name="ce5">
            <text:p>0,458874205</text:p>
          </table:table-cell>
          <table:table-cell office:value-type="float" office:value="385.35697735995382" table:formula="of:=SIN([.N12])*[.E12]" table:style-name="ce5">
            <text:p>385,3569774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date" office:date-value="2019-03-17T19:25:00" table:style-name="ce7">
            <text:p>17/03/2019 19:25</text:p>
          </table:table-cell>
          <table:table-cell office:value-type="float" office:value="3396451" table:style-name="ce5">
            <text:p>3396451</text:p>
          </table:table-cell>
          <table:table-cell office:value-type="float" office:value="4" table:style-name="ce5">
            <text:p>4</text:p>
          </table:table-cell>
          <table:table-cell office:value-type="float" office:value="860" table:style-name="ce5">
            <text:p>8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3]*[.F13]" table:style-name="ce5">
            <text:p>920</text:p>
          </table:table-cell>
          <table:table-cell office:value-type="float" office:value="3.7391304347826089" table:formula="of:=[.E13]/[.F13]" table:style-name="ce5">
            <text:p>3,739130435</text:p>
          </table:table-cell>
          <table:table-cell office:value-type="float" office:value="215" table:formula="of:=[.E13]/[.D13]" table:style-name="ce5">
            <text:p>215</text:p>
          </table:table-cell>
          <table:table-cell office:value-type="float" office:value="780" table:formula="of:=([.C13]-[.C12])*60" table:style-name="ce5">
            <text:p>780</text:p>
          </table:table-cell>
          <table:table-cell office:value-type="float" office:value="0.90697674418604646" table:formula="of:=IF([.L13]/[.E13]&lt;=1;[.L13]/[.E13];1)" table:style-name="ce5">
            <text:p>0,906976744</text:p>
          </table:table-cell>
          <table:table-cell office:value-type="float" office:value="0.43474672914193535" table:formula="of:=ACOS([.M13])" table:style-name="ce5">
            <text:p>0,434746729</text:p>
          </table:table-cell>
          <table:table-cell office:value-type="float" office:value="362.21540552549664" table:formula="of:=SIN([.N13])*[.E13]" table:style-name="ce5">
            <text:p>362,2154055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date" office:date-value="2019-03-17T19:26:00" table:style-name="ce7">
            <text:p>17/03/2019 19:26</text:p>
          </table:table-cell>
          <table:table-cell office:value-type="float" office:value="3396464" table:style-name="ce5">
            <text:p>3396464</text:p>
          </table:table-cell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4]*[.F14]" table:style-name="ce5">
            <text:p>920</text:p>
          </table:table-cell>
          <table:table-cell office:value-type="float" office:value="3.7826086956521738" table:formula="of:=[.E14]/[.F14]" table:style-name="ce5">
            <text:p>3,782608696</text:p>
          </table:table-cell>
          <table:table-cell office:value-type="float" office:value="217.5" table:formula="of:=[.E14]/[.D14]" table:style-name="ce5">
            <text:p>217,5</text:p>
          </table:table-cell>
          <table:table-cell office:value-type="float" office:value="780" table:formula="of:=([.C14]-[.C13])*60" table:style-name="ce5">
            <text:p>780</text:p>
          </table:table-cell>
          <table:table-cell office:value-type="float" office:value="0.89655172413793105" table:formula="of:=IF([.L14]/[.E14]&lt;=1;[.L14]/[.E14];1)" table:style-name="ce5">
            <text:p>0,896551724</text:p>
          </table:table-cell>
          <table:table-cell office:value-type="float" office:value="0.45887420501410969" table:formula="of:=ACOS([.M14])" table:style-name="ce5">
            <text:p>0,458874205</text:p>
          </table:table-cell>
          <table:table-cell office:value-type="float" office:value="385.35697735995382" table:formula="of:=SIN([.N14])*[.E14]" table:style-name="ce5">
            <text:p>385,3569774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date" office:date-value="2019-03-17T19:27:00" table:style-name="ce7">
            <text:p>17/03/2019 19:27</text:p>
          </table:table-cell>
          <table:table-cell office:value-type="float" office:value="3396477" table:style-name="ce5">
            <text:p>3396477</text:p>
          </table:table-cell>
          <table:table-cell office:value-type="float" office:value="4" table:style-name="ce5">
            <text:p>4</text:p>
          </table:table-cell>
          <table:table-cell office:value-type="float" office:value="940" table:style-name="ce5">
            <text:p>94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5]*[.F15]" table:style-name="ce5">
            <text:p>920</text:p>
          </table:table-cell>
          <table:table-cell office:value-type="float" office:value="4.0869565217391308" table:formula="of:=[.E15]/[.F15]" table:style-name="ce5">
            <text:p>4,086956522</text:p>
          </table:table-cell>
          <table:table-cell office:value-type="float" office:value="235" table:formula="of:=[.E15]/[.D15]" table:style-name="ce5">
            <text:p>235</text:p>
          </table:table-cell>
          <table:table-cell office:value-type="float" office:value="780" table:formula="of:=([.C15]-[.C14])*60" table:style-name="ce5">
            <text:p>780</text:p>
          </table:table-cell>
          <table:table-cell office:value-type="float" office:value="0.82978723404255317" table:formula="of:=IF([.L15]/[.E15]&lt;=1;[.L15]/[.E15];1)" table:style-name="ce5">
            <text:p>0,829787234</text:p>
          </table:table-cell>
          <table:table-cell office:value-type="float" office:value="0.59206999697968254" table:formula="of:=ACOS([.M15])" table:style-name="ce5">
            <text:p>0,592069997</text:p>
          </table:table-cell>
          <table:table-cell office:value-type="float" office:value="524.59508194416003" table:formula="of:=SIN([.N15])*[.E15]" table:style-name="ce5">
            <text:p>524,5950819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date" office:date-value="2019-03-17T19:28:00" table:style-name="ce7">
            <text:p>17/03/2019 19:28</text:p>
          </table:table-cell>
          <table:table-cell office:value-type="float" office:value="3396492" table:style-name="ce5">
            <text:p>3396492</text:p>
          </table:table-cell>
          <table:table-cell office:value-type="float" office:value="4" table:style-name="ce5">
            <text:p>4</text:p>
          </table:table-cell>
          <table:table-cell office:value-type="float" office:value="940" table:style-name="ce5">
            <text:p>94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6]*[.F16]" table:style-name="ce5">
            <text:p>920</text:p>
          </table:table-cell>
          <table:table-cell office:value-type="float" office:value="4.0869565217391308" table:formula="of:=[.E16]/[.F16]" table:style-name="ce5">
            <text:p>4,086956522</text:p>
          </table:table-cell>
          <table:table-cell office:value-type="float" office:value="235" table:formula="of:=[.E16]/[.D16]" table:style-name="ce5">
            <text:p>235</text:p>
          </table:table-cell>
          <table:table-cell office:value-type="float" office:value="900" table:formula="of:=([.C16]-[.C15])*60" table:style-name="ce5">
            <text:p>900</text:p>
          </table:table-cell>
          <table:table-cell office:value-type="float" office:value="0.95744680851063835" table:formula="of:=IF([.L16]/[.E16]&lt;=1;[.L16]/[.E16];1)" table:style-name="ce5">
            <text:p>0,957446809</text:p>
          </table:table-cell>
          <table:table-cell office:value-type="float" office:value="0.29277451858849801" table:formula="of:=ACOS([.M16])" table:style-name="ce5">
            <text:p>0,292774519</text:p>
          </table:table-cell>
          <table:table-cell office:value-type="float" office:value="271.29319932501056" table:formula="of:=SIN([.N16])*[.E16]" table:style-name="ce5">
            <text:p>271,2931993</text:p>
          </table:table-cell>
          <table:table-cell table:number-columns-repeated="2" table:style-name="ce4"/>
          <table:table-cell table:number-columns-repeated="1636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date" office:date-value="2019-03-17T19:29:00" table:style-name="ce7">
            <text:p>17/03/2019 19:29</text:p>
          </table:table-cell>
          <table:table-cell office:value-type="float" office:value="3396506" table:style-name="ce5">
            <text:p>3396506</text:p>
          </table:table-cell>
          <table:table-cell office:value-type="float" office:value="4" table:style-name="ce5">
            <text:p>4</text:p>
          </table:table-cell>
          <table:table-cell office:value-type="float" office:value="860" table:style-name="ce5">
            <text:p>8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7]*[.F17]" table:style-name="ce5">
            <text:p>920</text:p>
          </table:table-cell>
          <table:table-cell office:value-type="float" office:value="3.7391304347826089" table:formula="of:=[.E17]/[.F17]" table:style-name="ce5">
            <text:p>3,739130435</text:p>
          </table:table-cell>
          <table:table-cell office:value-type="float" office:value="215" table:formula="of:=[.E17]/[.D17]" table:style-name="ce5">
            <text:p>215</text:p>
          </table:table-cell>
          <table:table-cell office:value-type="float" office:value="840" table:formula="of:=([.C17]-[.C16])*60" table:style-name="ce5">
            <text:p>840</text:p>
          </table:table-cell>
          <table:table-cell office:value-type="float" office:value="0.97674418604651159" table:formula="of:=IF([.L17]/[.E17]&lt;=1;[.L17]/[.E17];1)" table:style-name="ce5">
            <text:p>0,976744186</text:p>
          </table:table-cell>
          <table:table-cell office:value-type="float" office:value="0.2160857051315066" table:formula="of:=ACOS([.M17])" table:style-name="ce5">
            <text:p>0,216085705</text:p>
          </table:table-cell>
          <table:table-cell office:value-type="float" office:value="184.3908891458579" table:formula="of:=SIN([.N17])*[.E17]" table:style-name="ce5">
            <text:p>184,3908891</text:p>
          </table:table-cell>
          <table:table-cell table:number-columns-repeated="1636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date" office:date-value="2019-03-17T19:30:00" table:style-name="ce7">
            <text:p>17/03/2019 19:30</text:p>
          </table:table-cell>
          <table:table-cell office:value-type="float" office:value="3396520" table:style-name="ce5">
            <text:p>3396520</text:p>
          </table:table-cell>
          <table:table-cell office:value-type="float" office:value="4" table:style-name="ce5">
            <text:p>4</text:p>
          </table:table-cell>
          <table:table-cell office:value-type="float" office:value="930" table:style-name="ce5">
            <text:p>93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8]*[.F18]" table:style-name="ce5">
            <text:p>920</text:p>
          </table:table-cell>
          <table:table-cell office:value-type="float" office:value="4.0434782608695654" table:formula="of:=[.E18]/[.F18]" table:style-name="ce5">
            <text:p>4,043478261</text:p>
          </table:table-cell>
          <table:table-cell office:value-type="float" office:value="232.5" table:formula="of:=[.E18]/[.D18]" table:style-name="ce5">
            <text:p>232,5</text:p>
          </table:table-cell>
          <table:table-cell office:value-type="float" office:value="840" table:formula="of:=([.C18]-[.C17])*60" table:style-name="ce5">
            <text:p>840</text:p>
          </table:table-cell>
          <table:table-cell office:value-type="float" office:value="0.90322580645161288" table:formula="of:=IF([.L18]/[.E18]&lt;=1;[.L18]/[.E18];1)" table:style-name="ce5">
            <text:p>0,903225806</text:p>
          </table:table-cell>
          <table:table-cell office:value-type="float" office:value="0.44356881311577356" table:formula="of:=ACOS([.M18])" table:style-name="ce5">
            <text:p>0,443568813</text:p>
          </table:table-cell>
          <table:table-cell office:value-type="float" office:value="399.12404086950221" table:formula="of:=SIN([.N18])*[.E18]" table:style-name="ce5">
            <text:p>399,1240409</text:p>
          </table:table-cell>
          <table:table-cell table:number-columns-repeated="1636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date" office:date-value="2019-03-17T19:31:00" table:style-name="ce7">
            <text:p>17/03/2019 19:31</text:p>
          </table:table-cell>
          <table:table-cell office:value-type="float" office:value="3396535" table:style-name="ce5">
            <text:p>3396535</text:p>
          </table:table-cell>
          <table:table-cell office:value-type="float" office:value="4" table:style-name="ce5">
            <text:p>4</text:p>
          </table:table-cell>
          <table:table-cell office:value-type="float" office:value="1000" table:style-name="ce5">
            <text:p>1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19]*[.F19]" table:style-name="ce5">
            <text:p>920</text:p>
          </table:table-cell>
          <table:table-cell office:value-type="float" office:value="4.3478260869565215" table:formula="of:=[.E19]/[.F19]" table:style-name="ce5">
            <text:p>4,347826087</text:p>
          </table:table-cell>
          <table:table-cell office:value-type="float" office:value="250" table:formula="of:=[.E19]/[.D19]" table:style-name="ce5">
            <text:p>250</text:p>
          </table:table-cell>
          <table:table-cell office:value-type="float" office:value="900" table:formula="of:=([.C19]-[.C18])*60" table:style-name="ce5">
            <text:p>900</text:p>
          </table:table-cell>
          <table:table-cell office:value-type="float" office:value="0.9" table:formula="of:=IF([.L19]/[.E19]&lt;=1;[.L19]/[.E19];1)" table:style-name="ce5">
            <text:p>0,9</text:p>
          </table:table-cell>
          <table:table-cell office:value-type="float" office:value="0.45102681179626236" table:formula="of:=ACOS([.M19])" table:style-name="ce5">
            <text:p>0,451026812</text:p>
          </table:table-cell>
          <table:table-cell office:value-type="float" office:value="435.88989435406728" table:formula="of:=SIN([.N19])*[.E19]" table:style-name="ce5">
            <text:p>435,8898944</text:p>
          </table:table-cell>
          <table:table-cell table:number-columns-repeated="1636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date" office:date-value="2019-03-17T19:32:00" table:style-name="ce7">
            <text:p>17/03/2019 19:32</text:p>
          </table:table-cell>
          <table:table-cell office:value-type="float" office:value="3396551" table:style-name="ce5">
            <text:p>3396551</text:p>
          </table:table-cell>
          <table:table-cell office:value-type="float" office:value="4" table:style-name="ce5">
            <text:p>4</text:p>
          </table:table-cell>
          <table:table-cell office:value-type="float" office:value="880" table:style-name="ce5">
            <text:p>8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0]*[.F20]" table:style-name="ce5">
            <text:p>920</text:p>
          </table:table-cell>
          <table:table-cell office:value-type="float" office:value="3.8260869565217392" table:formula="of:=[.E20]/[.F20]" table:style-name="ce5">
            <text:p>3,826086957</text:p>
          </table:table-cell>
          <table:table-cell office:value-type="float" office:value="220" table:formula="of:=[.E20]/[.D20]" table:style-name="ce5">
            <text:p>220</text:p>
          </table:table-cell>
          <table:table-cell office:value-type="float" office:value="960" table:formula="of:=([.C20]-[.C19])*60" table:style-name="ce5">
            <text:p>960</text:p>
          </table:table-cell>
          <table:table-cell office:value-type="float" office:value="1" table:formula="of:=IF([.L20]/[.E20]&lt;=1;[.L20]/[.E20];1)" table:style-name="ce5">
            <text:p>1</text:p>
          </table:table-cell>
          <table:table-cell office:value-type="float" office:value="0" table:formula="of:=ACOS([.M20])" table:style-name="ce5">
            <text:p>0</text:p>
          </table:table-cell>
          <table:table-cell office:value-type="float" office:value="0" table:formula="of:=SIN([.N20])*[.E20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date" office:date-value="2019-03-17T19:33:00" table:style-name="ce7">
            <text:p>17/03/2019 19:33</text:p>
          </table:table-cell>
          <table:table-cell office:value-type="float" office:value="3396564" table:style-name="ce5">
            <text:p>3396564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1]*[.F21]" table:style-name="ce5">
            <text:p>920</text:p>
          </table:table-cell>
          <table:table-cell office:value-type="float" office:value="3.9565217391304346" table:formula="of:=[.E21]/[.F21]" table:style-name="ce5">
            <text:p>3,956521739</text:p>
          </table:table-cell>
          <table:table-cell office:value-type="float" office:value="227.5" table:formula="of:=[.E21]/[.D21]" table:style-name="ce5">
            <text:p>227,5</text:p>
          </table:table-cell>
          <table:table-cell office:value-type="float" office:value="780" table:formula="of:=([.C21]-[.C20])*60" table:style-name="ce5">
            <text:p>780</text:p>
          </table:table-cell>
          <table:table-cell office:value-type="float" office:value="0.8571428571428571" table:formula="of:=IF([.L21]/[.E21]&lt;=1;[.L21]/[.E21];1)" table:style-name="ce5">
            <text:p>0,857142857</text:p>
          </table:table-cell>
          <table:table-cell office:value-type="float" office:value="0.54109952595714583" table:formula="of:=ACOS([.M21])" table:style-name="ce5">
            <text:p>0,541099526</text:p>
          </table:table-cell>
          <table:table-cell office:value-type="float" office:value="468.72166581031865" table:formula="of:=SIN([.N21])*[.E21]" table:style-name="ce5">
            <text:p>468,7216658</text:p>
          </table:table-cell>
          <table:table-cell table:number-columns-repeated="1636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date" office:date-value="2019-03-17T19:34:00" table:style-name="ce7">
            <text:p>17/03/2019 19:34</text:p>
          </table:table-cell>
          <table:table-cell office:value-type="float" office:value="3396578" table:style-name="ce5">
            <text:p>3396578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2]*[.F22]" table:style-name="ce5">
            <text:p>920</text:p>
          </table:table-cell>
          <table:table-cell office:value-type="float" office:value="3.9565217391304346" table:formula="of:=[.E22]/[.F22]" table:style-name="ce5">
            <text:p>3,956521739</text:p>
          </table:table-cell>
          <table:table-cell office:value-type="float" office:value="227.5" table:formula="of:=[.E22]/[.D22]" table:style-name="ce5">
            <text:p>227,5</text:p>
          </table:table-cell>
          <table:table-cell office:value-type="float" office:value="840" table:formula="of:=([.C22]-[.C21])*60" table:style-name="ce5">
            <text:p>840</text:p>
          </table:table-cell>
          <table:table-cell office:value-type="float" office:value="0.92307692307692313" table:formula="of:=IF([.L22]/[.E22]&lt;=1;[.L22]/[.E22];1)" table:style-name="ce5">
            <text:p>0,923076923</text:p>
          </table:table-cell>
          <table:table-cell office:value-type="float" office:value="0.39479111969976133" table:formula="of:=ACOS([.M22])" table:style-name="ce5">
            <text:p>0,39479112</text:p>
          </table:table-cell>
          <table:table-cell office:value-type="float" office:value="349.99999999999983" table:formula="of:=SIN([.N22])*[.E22]" table:style-name="ce5">
            <text:p>350</text:p>
          </table:table-cell>
          <table:table-cell table:number-columns-repeated="1636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date" office:date-value="2019-03-17T19:35:00" table:style-name="ce7">
            <text:p>17/03/2019 19:35</text:p>
          </table:table-cell>
          <table:table-cell office:value-type="float" office:value="3396591" table:style-name="ce5">
            <text:p>3396591</text:p>
          </table:table-cell>
          <table:table-cell office:value-type="float" office:value="4" table:style-name="ce5">
            <text:p>4</text:p>
          </table:table-cell>
          <table:table-cell office:value-type="float" office:value="900" table:style-name="ce5">
            <text:p>9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3]*[.F23]" table:style-name="ce5">
            <text:p>920</text:p>
          </table:table-cell>
          <table:table-cell office:value-type="float" office:value="3.9130434782608696" table:formula="of:=[.E23]/[.F23]" table:style-name="ce5">
            <text:p>3,913043478</text:p>
          </table:table-cell>
          <table:table-cell office:value-type="float" office:value="225" table:formula="of:=[.E23]/[.D23]" table:style-name="ce5">
            <text:p>225</text:p>
          </table:table-cell>
          <table:table-cell office:value-type="float" office:value="780" table:formula="of:=([.C23]-[.C22])*60" table:style-name="ce5">
            <text:p>780</text:p>
          </table:table-cell>
          <table:table-cell office:value-type="float" office:value="0.8666666666666667" table:formula="of:=IF([.L23]/[.E23]&lt;=1;[.L23]/[.E23];1)" table:style-name="ce5">
            <text:p>0,866666667</text:p>
          </table:table-cell>
          <table:table-cell office:value-type="float" office:value="0.52231482180604849" table:formula="of:=ACOS([.M23])" table:style-name="ce5">
            <text:p>0,522314822</text:p>
          </table:table-cell>
          <table:table-cell office:value-type="float" office:value="448.99888641287288" table:formula="of:=SIN([.N23])*[.E23]" table:style-name="ce5">
            <text:p>448,9988864</text:p>
          </table:table-cell>
          <table:table-cell table:number-columns-repeated="1636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date" office:date-value="2019-03-17T19:36:00" table:style-name="ce7">
            <text:p>17/03/2019 19:36</text:p>
          </table:table-cell>
          <table:table-cell office:value-type="float" office:value="3396605" table:style-name="ce5">
            <text:p>3396605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4]*[.F24]" table:style-name="ce5">
            <text:p>920</text:p>
          </table:table-cell>
          <table:table-cell office:value-type="float" office:value="3.9565217391304346" table:formula="of:=[.E24]/[.F24]" table:style-name="ce5">
            <text:p>3,956521739</text:p>
          </table:table-cell>
          <table:table-cell office:value-type="float" office:value="227.5" table:formula="of:=[.E24]/[.D24]" table:style-name="ce5">
            <text:p>227,5</text:p>
          </table:table-cell>
          <table:table-cell office:value-type="float" office:value="840" table:formula="of:=([.C24]-[.C23])*60" table:style-name="ce5">
            <text:p>840</text:p>
          </table:table-cell>
          <table:table-cell office:value-type="float" office:value="0.92307692307692313" table:formula="of:=IF([.L24]/[.E24]&lt;=1;[.L24]/[.E24];1)" table:style-name="ce5">
            <text:p>0,923076923</text:p>
          </table:table-cell>
          <table:table-cell office:value-type="float" office:value="0.39479111969976133" table:formula="of:=ACOS([.M24])" table:style-name="ce5">
            <text:p>0,39479112</text:p>
          </table:table-cell>
          <table:table-cell office:value-type="float" office:value="349.99999999999983" table:formula="of:=SIN([.N24])*[.E24]" table:style-name="ce5">
            <text:p>350</text:p>
          </table:table-cell>
          <table:table-cell table:number-columns-repeated="16369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date" office:date-value="2019-03-17T19:37:00" table:style-name="ce7">
            <text:p>17/03/2019 19:37</text:p>
          </table:table-cell>
          <table:table-cell office:value-type="float" office:value="3396619" table:style-name="ce5">
            <text:p>3396619</text:p>
          </table:table-cell>
          <table:table-cell office:value-type="float" office:value="4" table:style-name="ce5">
            <text:p>4</text:p>
          </table:table-cell>
          <table:table-cell office:value-type="float" office:value="930" table:style-name="ce5">
            <text:p>93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25]*[.F25]" table:style-name="ce5">
            <text:p>920</text:p>
          </table:table-cell>
          <table:table-cell office:value-type="float" office:value="4.0434782608695654" table:formula="of:=[.E25]/[.F25]" table:style-name="ce5">
            <text:p>4,043478261</text:p>
          </table:table-cell>
          <table:table-cell office:value-type="float" office:value="232.5" table:formula="of:=[.E25]/[.D25]" table:style-name="ce5">
            <text:p>232,5</text:p>
          </table:table-cell>
          <table:table-cell office:value-type="float" office:value="840" table:formula="of:=([.C25]-[.C24])*60" table:style-name="ce5">
            <text:p>840</text:p>
          </table:table-cell>
          <table:table-cell office:value-type="float" office:value="0.90322580645161288" table:formula="of:=IF([.L25]/[.E25]&lt;=1;[.L25]/[.E25];1)" table:style-name="ce5">
            <text:p>0,903225806</text:p>
          </table:table-cell>
          <table:table-cell office:value-type="float" office:value="0.44356881311577356" table:formula="of:=ACOS([.M25])" table:style-name="ce5">
            <text:p>0,443568813</text:p>
          </table:table-cell>
          <table:table-cell office:value-type="float" office:value="399.12404086950221" table:formula="of:=SIN([.N25])*[.E25]" table:style-name="ce5">
            <text:p>399,1240409</text:p>
          </table:table-cell>
          <table:table-cell table:number-columns-repeated="16369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date" office:date-value="2019-03-17T19:38:00" table:style-name="ce7">
            <text:p>17/03/2019 19:38</text:p>
          </table:table-cell>
          <table:table-cell office:value-type="float" office:value="3396640" table:style-name="ce5">
            <text:p>3396640</text:p>
          </table:table-cell>
          <table:table-cell office:value-type="float" office:value="9" table:style-name="ce5">
            <text:p>9</text:p>
          </table:table-cell>
          <table:table-cell office:value-type="float" office:value="2040" table:style-name="ce5">
            <text:p>204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26]*[.F26]" table:style-name="ce5">
            <text:p>2070</text:p>
          </table:table-cell>
          <table:table-cell office:value-type="float" office:value="8.8695652173913047" table:formula="of:=[.E26]/[.F26]" table:style-name="ce5">
            <text:p>8,869565217</text:p>
          </table:table-cell>
          <table:table-cell office:value-type="float" office:value="226.66666666666666" table:formula="of:=[.E26]/[.D26]" table:style-name="ce5">
            <text:p>226,6666667</text:p>
          </table:table-cell>
          <table:table-cell office:value-type="float" office:value="1260" table:formula="of:=([.C26]-[.C25])*60" table:style-name="ce5">
            <text:p>1260</text:p>
          </table:table-cell>
          <table:table-cell office:value-type="float" office:value="0.61764705882352944" table:formula="of:=IF([.L26]/[.E26]&lt;=1;[.L26]/[.E26];1)" table:style-name="ce5">
            <text:p>0,617647059</text:p>
          </table:table-cell>
          <table:table-cell office:value-type="float" office:value="0.90504898160831959" table:formula="of:=ACOS([.M26])" table:style-name="ce5">
            <text:p>0,905048982</text:p>
          </table:table-cell>
          <table:table-cell office:value-type="float" office:value="1604.3690348545124" table:formula="of:=SIN([.N26])*[.E26]" table:style-name="ce5">
            <text:p>1604,369035</text:p>
          </table:table-cell>
          <table:table-cell table:number-columns-repeated="16369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date" office:date-value="2019-03-17T19:39:00" table:style-name="ce7">
            <text:p>17/03/2019 19:39</text:p>
          </table:table-cell>
          <table:table-cell office:value-type="float" office:value="3396673" table:style-name="ce5">
            <text:p>3396673</text:p>
          </table:table-cell>
          <table:table-cell office:value-type="float" office:value="9" table:style-name="ce5">
            <text:p>9</text:p>
          </table:table-cell>
          <table:table-cell office:value-type="float" office:value="2000" table:style-name="ce5">
            <text:p>2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27]*[.F27]" table:style-name="ce5">
            <text:p>2070</text:p>
          </table:table-cell>
          <table:table-cell office:value-type="float" office:value="8.695652173913043" table:formula="of:=[.E27]/[.F27]" table:style-name="ce5">
            <text:p>8,695652174</text:p>
          </table:table-cell>
          <table:table-cell office:value-type="float" office:value="222.22222222222223" table:formula="of:=[.E27]/[.D27]" table:style-name="ce5">
            <text:p>222,2222222</text:p>
          </table:table-cell>
          <table:table-cell office:value-type="float" office:value="1980" table:formula="of:=([.C27]-[.C26])*60" table:style-name="ce5">
            <text:p>1980</text:p>
          </table:table-cell>
          <table:table-cell office:value-type="float" office:value="0.99" table:formula="of:=IF([.L27]/[.E27]&lt;=1;[.L27]/[.E27];1)" table:style-name="ce5">
            <text:p>0,99</text:p>
          </table:table-cell>
          <table:table-cell office:value-type="float" office:value="0.14153947332442729" table:formula="of:=ACOS([.M27])" table:style-name="ce5">
            <text:p>0,141539473</text:p>
          </table:table-cell>
          <table:table-cell office:value-type="float" office:value="282.13471959331781" table:formula="of:=SIN([.N27])*[.E27]" table:style-name="ce5">
            <text:p>282,1347196</text:p>
          </table:table-cell>
          <table:table-cell table:number-columns-repeated="1636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date" office:date-value="2019-03-17T19:40:00" table:style-name="ce7">
            <text:p>17/03/2019 19:40</text:p>
          </table:table-cell>
          <table:table-cell office:value-type="float" office:value="3396707" table:style-name="ce5">
            <text:p>3396707</text:p>
          </table:table-cell>
          <table:table-cell office:value-type="float" office:value="9" table:style-name="ce5">
            <text:p>9</text:p>
          </table:table-cell>
          <table:table-cell office:value-type="float" office:value="2000" table:style-name="ce5">
            <text:p>2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28]*[.F28]" table:style-name="ce5">
            <text:p>2070</text:p>
          </table:table-cell>
          <table:table-cell office:value-type="float" office:value="8.695652173913043" table:formula="of:=[.E28]/[.F28]" table:style-name="ce5">
            <text:p>8,695652174</text:p>
          </table:table-cell>
          <table:table-cell office:value-type="float" office:value="222.22222222222223" table:formula="of:=[.E28]/[.D28]" table:style-name="ce5">
            <text:p>222,2222222</text:p>
          </table:table-cell>
          <table:table-cell office:value-type="float" office:value="2040" table:formula="of:=([.C28]-[.C27])*60" table:style-name="ce5">
            <text:p>2040</text:p>
          </table:table-cell>
          <table:table-cell office:value-type="float" office:value="1" table:formula="of:=IF([.L28]/[.E28]&lt;=1;[.L28]/[.E28];1)" table:style-name="ce5">
            <text:p>1</text:p>
          </table:table-cell>
          <table:table-cell office:value-type="float" office:value="0" table:formula="of:=ACOS([.M28])" table:style-name="ce5">
            <text:p>0</text:p>
          </table:table-cell>
          <table:table-cell office:value-type="float" office:value="0" table:formula="of:=SIN([.N28])*[.E28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date" office:date-value="2019-03-17T19:41:00" table:style-name="ce7">
            <text:p>17/03/2019 19:41</text:p>
          </table:table-cell>
          <table:table-cell office:value-type="float" office:value="3396741" table:style-name="ce5">
            <text:p>3396741</text:p>
          </table:table-cell>
          <table:table-cell office:value-type="float" office:value="9" table:style-name="ce5">
            <text:p>9</text:p>
          </table:table-cell>
          <table:table-cell office:value-type="float" office:value="2070" table:style-name="ce5">
            <text:p>20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29]*[.F29]" table:style-name="ce5">
            <text:p>2070</text:p>
          </table:table-cell>
          <table:table-cell office:value-type="float" office:value="9" table:formula="of:=[.E29]/[.F29]" table:style-name="ce5">
            <text:p>9</text:p>
          </table:table-cell>
          <table:table-cell office:value-type="float" office:value="230" table:formula="of:=[.E29]/[.D29]" table:style-name="ce5">
            <text:p>230</text:p>
          </table:table-cell>
          <table:table-cell office:value-type="float" office:value="2040" table:formula="of:=([.C29]-[.C28])*60" table:style-name="ce5">
            <text:p>2040</text:p>
          </table:table-cell>
          <table:table-cell office:value-type="float" office:value="0.98550724637681164" table:formula="of:=IF([.L29]/[.E29]&lt;=1;[.L29]/[.E29];1)" table:style-name="ce5">
            <text:p>0,985507246</text:p>
          </table:table-cell>
          <table:table-cell office:value-type="float" office:value="0.17045759706955255" table:formula="of:=ACOS([.M29])" table:style-name="ce5">
            <text:p>0,170457597</text:p>
          </table:table-cell>
          <table:table-cell office:value-type="float" office:value="351.14099732158826" table:formula="of:=SIN([.N29])*[.E29]" table:style-name="ce5">
            <text:p>351,1409973</text:p>
          </table:table-cell>
          <table:table-cell table:number-columns-repeated="16369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date" office:date-value="2019-03-17T19:42:00" table:style-name="ce7">
            <text:p>17/03/2019 19:42</text:p>
          </table:table-cell>
          <table:table-cell office:value-type="float" office:value="3396775" table:style-name="ce5">
            <text:p>3396775</text:p>
          </table:table-cell>
          <table:table-cell office:value-type="float" office:value="9" table:style-name="ce5">
            <text:p>9</text:p>
          </table:table-cell>
          <table:table-cell office:value-type="float" office:value="2060" table:style-name="ce5">
            <text:p>20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30]*[.F30]" table:style-name="ce5">
            <text:p>2070</text:p>
          </table:table-cell>
          <table:table-cell office:value-type="float" office:value="8.9565217391304355" table:formula="of:=[.E30]/[.F30]" table:style-name="ce5">
            <text:p>8,956521739</text:p>
          </table:table-cell>
          <table:table-cell office:value-type="float" office:value="228.88888888888889" table:formula="of:=[.E30]/[.D30]" table:style-name="ce5">
            <text:p>228,8888889</text:p>
          </table:table-cell>
          <table:table-cell office:value-type="float" office:value="2040" table:formula="of:=([.C30]-[.C29])*60" table:style-name="ce5">
            <text:p>2040</text:p>
          </table:table-cell>
          <table:table-cell office:value-type="float" office:value="0.99029126213592233" table:formula="of:=IF([.L30]/[.E30]&lt;=1;[.L30]/[.E30];1)" table:style-name="ce5">
            <text:p>0,990291262</text:p>
          </table:table-cell>
          <table:table-cell office:value-type="float" office:value="0.13945958981888396" table:formula="of:=ACOS([.M30])" table:style-name="ce5">
            <text:p>0,13945959</text:p>
          </table:table-cell>
          <table:table-cell office:value-type="float" office:value="286.35642126552693" table:formula="of:=SIN([.N30])*[.E30]" table:style-name="ce5">
            <text:p>286,3564213</text:p>
          </table:table-cell>
          <table:table-cell table:number-columns-repeated="16369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date" office:date-value="2019-03-17T19:43:00" table:style-name="ce7">
            <text:p>17/03/2019 19:43</text:p>
          </table:table-cell>
          <table:table-cell office:value-type="float" office:value="3396807" table:style-name="ce5">
            <text:p>3396807</text:p>
          </table:table-cell>
          <table:table-cell office:value-type="float" office:value="9" table:style-name="ce5">
            <text:p>9</text:p>
          </table:table-cell>
          <table:table-cell office:value-type="float" office:value="2000" table:style-name="ce5">
            <text:p>2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31]*[.F31]" table:style-name="ce5">
            <text:p>2070</text:p>
          </table:table-cell>
          <table:table-cell office:value-type="float" office:value="8.695652173913043" table:formula="of:=[.E31]/[.F31]" table:style-name="ce5">
            <text:p>8,695652174</text:p>
          </table:table-cell>
          <table:table-cell office:value-type="float" office:value="222.22222222222223" table:formula="of:=[.E31]/[.D31]" table:style-name="ce5">
            <text:p>222,2222222</text:p>
          </table:table-cell>
          <table:table-cell office:value-type="float" office:value="1920" table:formula="of:=([.C31]-[.C30])*60" table:style-name="ce5">
            <text:p>1920</text:p>
          </table:table-cell>
          <table:table-cell office:value-type="float" office:value="0.96" table:formula="of:=IF([.L31]/[.E31]&lt;=1;[.L31]/[.E31];1)" table:style-name="ce5">
            <text:p>0,96</text:p>
          </table:table-cell>
          <table:table-cell office:value-type="float" office:value="0.28379410920832804" table:formula="of:=ACOS([.M31])" table:style-name="ce5">
            <text:p>0,283794109</text:p>
          </table:table-cell>
          <table:table-cell office:value-type="float" office:value="560.00000000000034" table:formula="of:=SIN([.N31])*[.E31]" table:style-name="ce5">
            <text:p>560</text:p>
          </table:table-cell>
          <table:table-cell table:number-columns-repeated="16369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date" office:date-value="2019-03-17T19:44:00" table:style-name="ce7">
            <text:p>17/03/2019 19:44</text:p>
          </table:table-cell>
          <table:table-cell office:value-type="float" office:value="3396842" table:style-name="ce5">
            <text:p>3396842</text:p>
          </table:table-cell>
          <table:table-cell office:value-type="float" office:value="9" table:style-name="ce5">
            <text:p>9</text:p>
          </table:table-cell>
          <table:table-cell office:value-type="float" office:value="2150" table:style-name="ce5">
            <text:p>215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070" table:formula="of:=[.D32]*[.F32]" table:style-name="ce5">
            <text:p>2070</text:p>
          </table:table-cell>
          <table:table-cell office:value-type="float" office:value="9.3478260869565215" table:formula="of:=[.E32]/[.F32]" table:style-name="ce5">
            <text:p>9,347826087</text:p>
          </table:table-cell>
          <table:table-cell office:value-type="float" office:value="238.88888888888889" table:formula="of:=[.E32]/[.D32]" table:style-name="ce5">
            <text:p>238,8888889</text:p>
          </table:table-cell>
          <table:table-cell office:value-type="float" office:value="2100" table:formula="of:=([.C32]-[.C31])*60" table:style-name="ce5">
            <text:p>2100</text:p>
          </table:table-cell>
          <table:table-cell office:value-type="float" office:value="0.97674418604651159" table:formula="of:=IF([.L32]/[.E32]&lt;=1;[.L32]/[.E32];1)" table:style-name="ce5">
            <text:p>0,976744186</text:p>
          </table:table-cell>
          <table:table-cell office:value-type="float" office:value="0.2160857051315066" table:formula="of:=ACOS([.M32])" table:style-name="ce5">
            <text:p>0,216085705</text:p>
          </table:table-cell>
          <table:table-cell office:value-type="float" office:value="460.97722286464472" table:formula="of:=SIN([.N32])*[.E32]" table:style-name="ce5">
            <text:p>460,9772229</text:p>
          </table:table-cell>
          <table:table-cell table:number-columns-repeated="16369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date" office:date-value="2019-03-17T19:45:00" table:style-name="ce7">
            <text:p>17/03/2019 19:45</text:p>
          </table:table-cell>
          <table:table-cell office:value-type="float" office:value="3396863" table:style-name="ce5">
            <text:p>3396863</text:p>
          </table:table-cell>
          <table:table-cell office:value-type="float" office:value="5" table:style-name="ce5">
            <text:p>5</text:p>
          </table:table-cell>
          <table:table-cell office:value-type="float" office:value="1050" table:style-name="ce5">
            <text:p>105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1150" table:formula="of:=[.D33]*[.F33]" table:style-name="ce5">
            <text:p>1150</text:p>
          </table:table-cell>
          <table:table-cell office:value-type="float" office:value="4.5652173913043477" table:formula="of:=[.E33]/[.F33]" table:style-name="ce5">
            <text:p>4,565217391</text:p>
          </table:table-cell>
          <table:table-cell office:value-type="float" office:value="210" table:formula="of:=[.E33]/[.D33]" table:style-name="ce5">
            <text:p>210</text:p>
          </table:table-cell>
          <table:table-cell office:value-type="float" office:value="1260" table:formula="of:=([.C33]-[.C32])*60" table:style-name="ce5">
            <text:p>1260</text:p>
          </table:table-cell>
          <table:table-cell office:value-type="float" office:value="1" table:formula="of:=IF([.L33]/[.E33]&lt;=1;[.L33]/[.E33];1)" table:style-name="ce5">
            <text:p>1</text:p>
          </table:table-cell>
          <table:table-cell office:value-type="float" office:value="0" table:formula="of:=ACOS([.M33])" table:style-name="ce5">
            <text:p>0</text:p>
          </table:table-cell>
          <table:table-cell office:value-type="float" office:value="0" table:formula="of:=SIN([.N33])*[.E33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date" office:date-value="2019-03-17T19:46:00" table:style-name="ce7">
            <text:p>17/03/2019 19:46</text:p>
          </table:table-cell>
          <table:table-cell office:value-type="float" office:value="3396879" table:style-name="ce5">
            <text:p>3396879</text:p>
          </table:table-cell>
          <table:table-cell office:value-type="float" office:value="4" table:style-name="ce5">
            <text:p>4</text:p>
          </table:table-cell>
          <table:table-cell office:value-type="float" office:value="1040" table:style-name="ce5">
            <text:p>104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34]*[.F34]" table:style-name="ce5">
            <text:p>920</text:p>
          </table:table-cell>
          <table:table-cell office:value-type="float" office:value="4.5217391304347823" table:formula="of:=[.E34]/[.F34]" table:style-name="ce5">
            <text:p>4,52173913</text:p>
          </table:table-cell>
          <table:table-cell office:value-type="float" office:value="260" table:formula="of:=[.E34]/[.D34]" table:style-name="ce5">
            <text:p>260</text:p>
          </table:table-cell>
          <table:table-cell office:value-type="float" office:value="960" table:formula="of:=([.C34]-[.C33])*60" table:style-name="ce5">
            <text:p>960</text:p>
          </table:table-cell>
          <table:table-cell office:value-type="float" office:value="0.92307692307692313" table:formula="of:=IF([.L34]/[.E34]&lt;=1;[.L34]/[.E34];1)" table:style-name="ce5">
            <text:p>0,923076923</text:p>
          </table:table-cell>
          <table:table-cell office:value-type="float" office:value="0.39479111969976133" table:formula="of:=ACOS([.M34])" table:style-name="ce5">
            <text:p>0,39479112</text:p>
          </table:table-cell>
          <table:table-cell office:value-type="float" office:value="399.99999999999977" table:formula="of:=SIN([.N34])*[.E34]" table:style-name="ce5">
            <text:p>400</text:p>
          </table:table-cell>
          <table:table-cell table:number-columns-repeated="16369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date" office:date-value="2019-03-17T19:47:00" table:style-name="ce7">
            <text:p>17/03/2019 19:47</text:p>
          </table:table-cell>
          <table:table-cell office:value-type="float" office:value="3396902" table:style-name="ce5">
            <text:p>3396902</text:p>
          </table:table-cell>
          <table:table-cell office:value-type="float" office:value="11" table:style-name="ce5">
            <text:p>11</text:p>
          </table:table-cell>
          <table:table-cell office:value-type="float" office:value="2470" table:style-name="ce5">
            <text:p>24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530" table:formula="of:=[.D35]*[.F35]" table:style-name="ce5">
            <text:p>2530</text:p>
          </table:table-cell>
          <table:table-cell office:value-type="float" office:value="10.739130434782609" table:formula="of:=[.E35]/[.F35]" table:style-name="ce5">
            <text:p>10,73913043</text:p>
          </table:table-cell>
          <table:table-cell office:value-type="float" office:value="224.54545454545453" table:formula="of:=[.E35]/[.D35]" table:style-name="ce5">
            <text:p>224,5454545</text:p>
          </table:table-cell>
          <table:table-cell office:value-type="float" office:value="1380" table:formula="of:=([.C35]-[.C34])*60" table:style-name="ce5">
            <text:p>1380</text:p>
          </table:table-cell>
          <table:table-cell office:value-type="float" office:value="0.5587044534412956" table:formula="of:=IF([.L35]/[.E35]&lt;=1;[.L35]/[.E35];1)" table:style-name="ce5">
            <text:p>0,558704453</text:p>
          </table:table-cell>
          <table:table-cell office:value-type="float" office:value="0.97797344131886255" table:formula="of:=ACOS([.M35])" table:style-name="ce5">
            <text:p>0,977973441</text:p>
          </table:table-cell>
          <table:table-cell office:value-type="float" office:value="2048.5360626554757" table:formula="of:=SIN([.N35])*[.E35]" table:style-name="ce5">
            <text:p>2048,536063</text:p>
          </table:table-cell>
          <table:table-cell table:number-columns-repeated="16369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date" office:date-value="2019-03-17T19:48:00" table:style-name="ce7">
            <text:p>17/03/2019 19:48</text:p>
          </table:table-cell>
          <table:table-cell office:value-type="float" office:value="3396943" table:style-name="ce5">
            <text:p>3396943</text:p>
          </table:table-cell>
          <table:table-cell office:value-type="float" office:value="11" table:style-name="ce5">
            <text:p>11</text:p>
          </table:table-cell>
          <table:table-cell office:value-type="float" office:value="2510" table:style-name="ce5">
            <text:p>25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2530" table:formula="of:=[.D36]*[.F36]" table:style-name="ce5">
            <text:p>2530</text:p>
          </table:table-cell>
          <table:table-cell office:value-type="float" office:value="10.913043478260869" table:formula="of:=[.E36]/[.F36]" table:style-name="ce5">
            <text:p>10,91304348</text:p>
          </table:table-cell>
          <table:table-cell office:value-type="float" office:value="228.18181818181819" table:formula="of:=[.E36]/[.D36]" table:style-name="ce5">
            <text:p>228,1818182</text:p>
          </table:table-cell>
          <table:table-cell office:value-type="float" office:value="2460" table:formula="of:=([.C36]-[.C35])*60" table:style-name="ce5">
            <text:p>2460</text:p>
          </table:table-cell>
          <table:table-cell office:value-type="float" office:value="0.98007968127490042" table:formula="of:=IF([.L36]/[.E36]&lt;=1;[.L36]/[.E36];1)" table:style-name="ce5">
            <text:p>0,980079681</text:p>
          </table:table-cell>
          <table:table-cell office:value-type="float" office:value="0.19993403327001036" table:formula="of:=ACOS([.M36])" table:style-name="ce5">
            <text:p>0,199934033</text:p>
          </table:table-cell>
          <table:table-cell office:value-type="float" office:value="498.49774322458057" table:formula="of:=SIN([.N36])*[.E36]" table:style-name="ce5">
            <text:p>498,4977432</text:p>
          </table:table-cell>
          <table:table-cell table:number-columns-repeated="16369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date" office:date-value="2019-03-17T19:49:00" table:style-name="ce7">
            <text:p>17/03/2019 19:49</text:p>
          </table:table-cell>
          <table:table-cell office:value-type="float" office:value="3396969" table:style-name="ce5">
            <text:p>3396969</text:p>
          </table:table-cell>
          <table:table-cell office:value-type="float" office:value="4" table:style-name="ce5">
            <text:p>4</text:p>
          </table:table-cell>
          <table:table-cell office:value-type="float" office:value="980" table:style-name="ce5">
            <text:p>9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37]*[.F37]" table:style-name="ce5">
            <text:p>920</text:p>
          </table:table-cell>
          <table:table-cell office:value-type="float" office:value="4.2608695652173916" table:formula="of:=[.E37]/[.F37]" table:style-name="ce5">
            <text:p>4,260869565</text:p>
          </table:table-cell>
          <table:table-cell office:value-type="float" office:value="245" table:formula="of:=[.E37]/[.D37]" table:style-name="ce5">
            <text:p>245</text:p>
          </table:table-cell>
          <table:table-cell office:value-type="float" office:value="1560" table:formula="of:=([.C37]-[.C36])*60" table:style-name="ce5">
            <text:p>1560</text:p>
          </table:table-cell>
          <table:table-cell office:value-type="float" office:value="1" table:formula="of:=IF([.L37]/[.E37]&lt;=1;[.L37]/[.E37];1)" table:style-name="ce5">
            <text:p>1</text:p>
          </table:table-cell>
          <table:table-cell office:value-type="float" office:value="0" table:formula="of:=ACOS([.M37])" table:style-name="ce5">
            <text:p>0</text:p>
          </table:table-cell>
          <table:table-cell office:value-type="float" office:value="0" table:formula="of:=SIN([.N37])*[.E37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date" office:date-value="2019-03-17T19:50:00" table:style-name="ce7">
            <text:p>17/03/2019 19:50</text:p>
          </table:table-cell>
          <table:table-cell office:value-type="float" office:value="3396984" table:style-name="ce5">
            <text:p>3396984</text:p>
          </table:table-cell>
          <table:table-cell office:value-type="float" office:value="4" table:style-name="ce5">
            <text:p>4</text:p>
          </table:table-cell>
          <table:table-cell office:value-type="float" office:value="950" table:style-name="ce5">
            <text:p>95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38]*[.F38]" table:style-name="ce5">
            <text:p>920</text:p>
          </table:table-cell>
          <table:table-cell office:value-type="float" office:value="4.1304347826086953" table:formula="of:=[.E38]/[.F38]" table:style-name="ce5">
            <text:p>4,130434783</text:p>
          </table:table-cell>
          <table:table-cell office:value-type="float" office:value="237.5" table:formula="of:=[.E38]/[.D38]" table:style-name="ce5">
            <text:p>237,5</text:p>
          </table:table-cell>
          <table:table-cell office:value-type="float" office:value="900" table:formula="of:=([.C38]-[.C37])*60" table:style-name="ce5">
            <text:p>900</text:p>
          </table:table-cell>
          <table:table-cell office:value-type="float" office:value="0.94736842105263153" table:formula="of:=IF([.L38]/[.E38]&lt;=1;[.L38]/[.E38];1)" table:style-name="ce5">
            <text:p>0,947368421</text:p>
          </table:table-cell>
          <table:table-cell office:value-type="float" office:value="0.32588295722103888" table:formula="of:=ACOS([.M38])" table:style-name="ce5">
            <text:p>0,325882957</text:p>
          </table:table-cell>
          <table:table-cell office:value-type="float" office:value="304.13812651491111" table:formula="of:=SIN([.N38])*[.E38]" table:style-name="ce5">
            <text:p>304,1381265</text:p>
          </table:table-cell>
          <table:table-cell table:number-columns-repeated="16369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date" office:date-value="2019-03-17T19:51:00" table:style-name="ce7">
            <text:p>17/03/2019 19:51</text:p>
          </table:table-cell>
          <table:table-cell office:value-type="float" office:value="3396998" table:style-name="ce5">
            <text:p>3396998</text:p>
          </table:table-cell>
          <table:table-cell office:value-type="float" office:value="4" table:style-name="ce5">
            <text:p>4</text:p>
          </table:table-cell>
          <table:table-cell office:value-type="float" office:value="970" table:style-name="ce5">
            <text:p>9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39]*[.F39]" table:style-name="ce5">
            <text:p>920</text:p>
          </table:table-cell>
          <table:table-cell office:value-type="float" office:value="4.2173913043478262" table:formula="of:=[.E39]/[.F39]" table:style-name="ce5">
            <text:p>4,217391304</text:p>
          </table:table-cell>
          <table:table-cell office:value-type="float" office:value="242.5" table:formula="of:=[.E39]/[.D39]" table:style-name="ce5">
            <text:p>242,5</text:p>
          </table:table-cell>
          <table:table-cell office:value-type="float" office:value="840" table:formula="of:=([.C39]-[.C38])*60" table:style-name="ce5">
            <text:p>840</text:p>
          </table:table-cell>
          <table:table-cell office:value-type="float" office:value="0.865979381443299" table:formula="of:=IF([.L39]/[.E39]&lt;=1;[.L39]/[.E39];1)" table:style-name="ce5">
            <text:p>0,865979381</text:p>
          </table:table-cell>
          <table:table-cell office:value-type="float" office:value="0.52369081294471664" table:formula="of:=ACOS([.M39])" table:style-name="ce5">
            <text:p>0,523690813</text:p>
          </table:table-cell>
          <table:table-cell office:value-type="float" office:value="485.07731342539597" table:formula="of:=SIN([.N39])*[.E39]" table:style-name="ce5">
            <text:p>485,0773134</text:p>
          </table:table-cell>
          <table:table-cell table:number-columns-repeated="16369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date" office:date-value="2019-03-17T19:52:00" table:style-name="ce7">
            <text:p>17/03/2019 19:52</text:p>
          </table:table-cell>
          <table:table-cell office:value-type="float" office:value="3397013" table:style-name="ce5">
            <text:p>3397013</text:p>
          </table:table-cell>
          <table:table-cell office:value-type="float" office:value="4" table:style-name="ce5">
            <text:p>4</text:p>
          </table:table-cell>
          <table:table-cell office:value-type="float" office:value="940" table:style-name="ce5">
            <text:p>94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0]*[.F40]" table:style-name="ce5">
            <text:p>920</text:p>
          </table:table-cell>
          <table:table-cell office:value-type="float" office:value="4.0869565217391308" table:formula="of:=[.E40]/[.F40]" table:style-name="ce5">
            <text:p>4,086956522</text:p>
          </table:table-cell>
          <table:table-cell office:value-type="float" office:value="235" table:formula="of:=[.E40]/[.D40]" table:style-name="ce5">
            <text:p>235</text:p>
          </table:table-cell>
          <table:table-cell office:value-type="float" office:value="900" table:formula="of:=([.C40]-[.C39])*60" table:style-name="ce5">
            <text:p>900</text:p>
          </table:table-cell>
          <table:table-cell office:value-type="float" office:value="0.95744680851063835" table:formula="of:=IF([.L40]/[.E40]&lt;=1;[.L40]/[.E40];1)" table:style-name="ce5">
            <text:p>0,957446809</text:p>
          </table:table-cell>
          <table:table-cell office:value-type="float" office:value="0.29277451858849801" table:formula="of:=ACOS([.M40])" table:style-name="ce5">
            <text:p>0,292774519</text:p>
          </table:table-cell>
          <table:table-cell office:value-type="float" office:value="271.29319932501056" table:formula="of:=SIN([.N40])*[.E40]" table:style-name="ce5">
            <text:p>271,2931993</text:p>
          </table:table-cell>
          <table:table-cell table:number-columns-repeated="16369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date" office:date-value="2019-03-17T19:53:00" table:style-name="ce7">
            <text:p>17/03/2019 19:53</text:p>
          </table:table-cell>
          <table:table-cell office:value-type="float" office:value="3397029" table:style-name="ce5">
            <text:p>3397029</text:p>
          </table:table-cell>
          <table:table-cell office:value-type="float" office:value="4" table:style-name="ce5">
            <text:p>4</text:p>
          </table:table-cell>
          <table:table-cell office:value-type="float" office:value="1020" table:style-name="ce5">
            <text:p>102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1]*[.F41]" table:style-name="ce5">
            <text:p>920</text:p>
          </table:table-cell>
          <table:table-cell office:value-type="float" office:value="4.4347826086956523" table:formula="of:=[.E41]/[.F41]" table:style-name="ce5">
            <text:p>4,434782609</text:p>
          </table:table-cell>
          <table:table-cell office:value-type="float" office:value="255" table:formula="of:=[.E41]/[.D41]" table:style-name="ce5">
            <text:p>255</text:p>
          </table:table-cell>
          <table:table-cell office:value-type="float" office:value="960" table:formula="of:=([.C41]-[.C40])*60" table:style-name="ce5">
            <text:p>960</text:p>
          </table:table-cell>
          <table:table-cell office:value-type="float" office:value="0.94117647058823528" table:formula="of:=IF([.L41]/[.E41]&lt;=1;[.L41]/[.E41];1)" table:style-name="ce5">
            <text:p>0,941176471</text:p>
          </table:table-cell>
          <table:table-cell office:value-type="float" office:value="0.34470117979864612" table:formula="of:=ACOS([.M41])" table:style-name="ce5">
            <text:p>0,34470118</text:p>
          </table:table-cell>
          <table:table-cell office:value-type="float" office:value="344.67375879228183" table:formula="of:=SIN([.N41])*[.E41]" table:style-name="ce5">
            <text:p>344,6737588</text:p>
          </table:table-cell>
          <table:table-cell table:number-columns-repeated="16369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date" office:date-value="2019-03-17T19:54:00" table:style-name="ce7">
            <text:p>17/03/2019 19:54</text:p>
          </table:table-cell>
          <table:table-cell office:value-type="float" office:value="3397047" table:style-name="ce5">
            <text:p>3397047</text:p>
          </table:table-cell>
          <table:table-cell office:value-type="float" office:value="4" table:style-name="ce5">
            <text:p>4</text:p>
          </table:table-cell>
          <table:table-cell office:value-type="float" office:value="1020" table:style-name="ce5">
            <text:p>102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2]*[.F42]" table:style-name="ce5">
            <text:p>920</text:p>
          </table:table-cell>
          <table:table-cell office:value-type="float" office:value="4.4347826086956523" table:formula="of:=[.E42]/[.F42]" table:style-name="ce5">
            <text:p>4,434782609</text:p>
          </table:table-cell>
          <table:table-cell office:value-type="float" office:value="255" table:formula="of:=[.E42]/[.D42]" table:style-name="ce5">
            <text:p>255</text:p>
          </table:table-cell>
          <table:table-cell office:value-type="float" office:value="1080" table:formula="of:=([.C42]-[.C41])*60" table:style-name="ce5">
            <text:p>1080</text:p>
          </table:table-cell>
          <table:table-cell office:value-type="float" office:value="1" table:formula="of:=IF([.L42]/[.E42]&lt;=1;[.L42]/[.E42];1)" table:style-name="ce5">
            <text:p>1</text:p>
          </table:table-cell>
          <table:table-cell office:value-type="float" office:value="0" table:formula="of:=ACOS([.M42])" table:style-name="ce5">
            <text:p>0</text:p>
          </table:table-cell>
          <table:table-cell office:value-type="float" office:value="0" table:formula="of:=SIN([.N42])*[.E42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date" office:date-value="2019-03-17T19:55:00" table:style-name="ce7">
            <text:p>17/03/2019 19:55</text:p>
          </table:table-cell>
          <table:table-cell office:value-type="float" office:value="3397063" table:style-name="ce5">
            <text:p>3397063</text:p>
          </table:table-cell>
          <table:table-cell office:value-type="float" office:value="4" table:style-name="ce5">
            <text:p>4</text:p>
          </table:table-cell>
          <table:table-cell office:value-type="float" office:value="1010" table:style-name="ce5">
            <text:p>10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3]*[.F43]" table:style-name="ce5">
            <text:p>920</text:p>
          </table:table-cell>
          <table:table-cell office:value-type="float" office:value="4.3913043478260869" table:formula="of:=[.E43]/[.F43]" table:style-name="ce5">
            <text:p>4,391304348</text:p>
          </table:table-cell>
          <table:table-cell office:value-type="float" office:value="252.5" table:formula="of:=[.E43]/[.D43]" table:style-name="ce5">
            <text:p>252,5</text:p>
          </table:table-cell>
          <table:table-cell office:value-type="float" office:value="960" table:formula="of:=([.C43]-[.C42])*60" table:style-name="ce5">
            <text:p>960</text:p>
          </table:table-cell>
          <table:table-cell office:value-type="float" office:value="0.95049504950495045" table:formula="of:=IF([.L43]/[.E43]&lt;=1;[.L43]/[.E43];1)" table:style-name="ce5">
            <text:p>0,95049505</text:p>
          </table:table-cell>
          <table:table-cell office:value-type="float" office:value="0.3159711590976515" table:formula="of:=ACOS([.M43])" table:style-name="ce5">
            <text:p>0,315971159</text:p>
          </table:table-cell>
          <table:table-cell office:value-type="float" office:value="313.84709652950431" table:formula="of:=SIN([.N43])*[.E43]" table:style-name="ce5">
            <text:p>313,8470965</text:p>
          </table:table-cell>
          <table:table-cell table:number-columns-repeated="16369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date" office:date-value="2019-03-17T19:56:00" table:style-name="ce7">
            <text:p>17/03/2019 19:56</text:p>
          </table:table-cell>
          <table:table-cell office:value-type="float" office:value="3397079" table:style-name="ce5">
            <text:p>3397079</text:p>
          </table:table-cell>
          <table:table-cell office:value-type="float" office:value="4" table:style-name="ce5">
            <text:p>4</text:p>
          </table:table-cell>
          <table:table-cell office:value-type="float" office:value="1000" table:style-name="ce5">
            <text:p>1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4]*[.F44]" table:style-name="ce5">
            <text:p>920</text:p>
          </table:table-cell>
          <table:table-cell office:value-type="float" office:value="4.3478260869565215" table:formula="of:=[.E44]/[.F44]" table:style-name="ce5">
            <text:p>4,347826087</text:p>
          </table:table-cell>
          <table:table-cell office:value-type="float" office:value="250" table:formula="of:=[.E44]/[.D44]" table:style-name="ce5">
            <text:p>250</text:p>
          </table:table-cell>
          <table:table-cell office:value-type="float" office:value="960" table:formula="of:=([.C44]-[.C43])*60" table:style-name="ce5">
            <text:p>960</text:p>
          </table:table-cell>
          <table:table-cell office:value-type="float" office:value="0.96" table:formula="of:=IF([.L44]/[.E44]&lt;=1;[.L44]/[.E44];1)" table:style-name="ce5">
            <text:p>0,96</text:p>
          </table:table-cell>
          <table:table-cell office:value-type="float" office:value="0.28379410920832804" table:formula="of:=ACOS([.M44])" table:style-name="ce5">
            <text:p>0,283794109</text:p>
          </table:table-cell>
          <table:table-cell office:value-type="float" office:value="280.00000000000017" table:formula="of:=SIN([.N44])*[.E44]" table:style-name="ce5">
            <text:p>280</text:p>
          </table:table-cell>
          <table:table-cell table:number-columns-repeated="16369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date" office:date-value="2019-03-17T19:57:00" table:style-name="ce7">
            <text:p>17/03/2019 19:57</text:p>
          </table:table-cell>
          <table:table-cell office:value-type="float" office:value="3397095" table:style-name="ce5">
            <text:p>3397095</text:p>
          </table:table-cell>
          <table:table-cell office:value-type="float" office:value="4" table:style-name="ce5">
            <text:p>4</text:p>
          </table:table-cell>
          <table:table-cell office:value-type="float" office:value="980" table:style-name="ce5">
            <text:p>9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5]*[.F45]" table:style-name="ce5">
            <text:p>920</text:p>
          </table:table-cell>
          <table:table-cell office:value-type="float" office:value="4.2608695652173916" table:formula="of:=[.E45]/[.F45]" table:style-name="ce5">
            <text:p>4,260869565</text:p>
          </table:table-cell>
          <table:table-cell office:value-type="float" office:value="245" table:formula="of:=[.E45]/[.D45]" table:style-name="ce5">
            <text:p>245</text:p>
          </table:table-cell>
          <table:table-cell office:value-type="float" office:value="960" table:formula="of:=([.C45]-[.C44])*60" table:style-name="ce5">
            <text:p>960</text:p>
          </table:table-cell>
          <table:table-cell office:value-type="float" office:value="0.97959183673469385" table:formula="of:=IF([.L45]/[.E45]&lt;=1;[.L45]/[.E45];1)" table:style-name="ce5">
            <text:p>0,979591837</text:p>
          </table:table-cell>
          <table:table-cell office:value-type="float" office:value="0.20237568556709684" table:formula="of:=ACOS([.M45])" table:style-name="ce5">
            <text:p>0,202375686</text:p>
          </table:table-cell>
          <table:table-cell office:value-type="float" office:value="196.97715603592209" table:formula="of:=SIN([.N45])*[.E45]" table:style-name="ce5">
            <text:p>196,977156</text:p>
          </table:table-cell>
          <table:table-cell table:number-columns-repeated="16369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date" office:date-value="2019-03-17T19:58:00" table:style-name="ce7">
            <text:p>17/03/2019 19:58</text:p>
          </table:table-cell>
          <table:table-cell office:value-type="float" office:value="3397110" table:style-name="ce5">
            <text:p>3397110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6]*[.F46]" table:style-name="ce5">
            <text:p>920</text:p>
          </table:table-cell>
          <table:table-cell office:value-type="float" office:value="3.9565217391304346" table:formula="of:=[.E46]/[.F46]" table:style-name="ce5">
            <text:p>3,956521739</text:p>
          </table:table-cell>
          <table:table-cell office:value-type="float" office:value="227.5" table:formula="of:=[.E46]/[.D46]" table:style-name="ce5">
            <text:p>227,5</text:p>
          </table:table-cell>
          <table:table-cell office:value-type="float" office:value="900" table:formula="of:=([.C46]-[.C45])*60" table:style-name="ce5">
            <text:p>900</text:p>
          </table:table-cell>
          <table:table-cell office:value-type="float" office:value="0.98901098901098905" table:formula="of:=IF([.L46]/[.E46]&lt;=1;[.L46]/[.E46];1)" table:style-name="ce5">
            <text:p>0,989010989</text:p>
          </table:table-cell>
          <table:table-cell office:value-type="float" office:value="0.14838596005247195" table:formula="of:=ACOS([.M46])" table:style-name="ce5">
            <text:p>0,14838596</text:p>
          </table:table-cell>
          <table:table-cell office:value-type="float" office:value="134.5362404707368" table:formula="of:=SIN([.N46])*[.E46]" table:style-name="ce5">
            <text:p>134,5362405</text:p>
          </table:table-cell>
          <table:table-cell table:number-columns-repeated="16369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date" office:date-value="2019-03-17T19:59:00" table:style-name="ce7">
            <text:p>17/03/2019 19:59</text:p>
          </table:table-cell>
          <table:table-cell office:value-type="float" office:value="3397124" table:style-name="ce5">
            <text:p>3397124</text:p>
          </table:table-cell>
          <table:table-cell office:value-type="float" office:value="4" table:style-name="ce5">
            <text:p>4</text:p>
          </table:table-cell>
          <table:table-cell office:value-type="float" office:value="900" table:style-name="ce5">
            <text:p>9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7]*[.F47]" table:style-name="ce5">
            <text:p>920</text:p>
          </table:table-cell>
          <table:table-cell office:value-type="float" office:value="3.9130434782608696" table:formula="of:=[.E47]/[.F47]" table:style-name="ce5">
            <text:p>3,913043478</text:p>
          </table:table-cell>
          <table:table-cell office:value-type="float" office:value="225" table:formula="of:=[.E47]/[.D47]" table:style-name="ce5">
            <text:p>225</text:p>
          </table:table-cell>
          <table:table-cell office:value-type="float" office:value="840" table:formula="of:=([.C47]-[.C46])*60" table:style-name="ce5">
            <text:p>840</text:p>
          </table:table-cell>
          <table:table-cell office:value-type="float" office:value="0.93333333333333335" table:formula="of:=IF([.L47]/[.E47]&lt;=1;[.L47]/[.E47];1)" table:style-name="ce5">
            <text:p>0,933333333</text:p>
          </table:table-cell>
          <table:table-cell office:value-type="float" office:value="0.36720802055783697" table:formula="of:=ACOS([.M47])" table:style-name="ce5">
            <text:p>0,367208021</text:p>
          </table:table-cell>
          <table:table-cell office:value-type="float" office:value="323.10988842807012" table:formula="of:=SIN([.N47])*[.E47]" table:style-name="ce5">
            <text:p>323,1098884</text:p>
          </table:table-cell>
          <table:table-cell table:number-columns-repeated="16369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date" office:date-value="2019-03-17T20:00:00" table:style-name="ce7">
            <text:p>17/03/2019 20:00</text:p>
          </table:table-cell>
          <table:table-cell office:value-type="float" office:value="3397138" table:style-name="ce5">
            <text:p>3397138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8]*[.F48]" table:style-name="ce5">
            <text:p>920</text:p>
          </table:table-cell>
          <table:table-cell office:value-type="float" office:value="3.9565217391304346" table:formula="of:=[.E48]/[.F48]" table:style-name="ce5">
            <text:p>3,956521739</text:p>
          </table:table-cell>
          <table:table-cell office:value-type="float" office:value="227.5" table:formula="of:=[.E48]/[.D48]" table:style-name="ce5">
            <text:p>227,5</text:p>
          </table:table-cell>
          <table:table-cell office:value-type="float" office:value="840" table:formula="of:=([.C48]-[.C47])*60" table:style-name="ce5">
            <text:p>840</text:p>
          </table:table-cell>
          <table:table-cell office:value-type="float" office:value="0.92307692307692313" table:formula="of:=IF([.L48]/[.E48]&lt;=1;[.L48]/[.E48];1)" table:style-name="ce5">
            <text:p>0,923076923</text:p>
          </table:table-cell>
          <table:table-cell office:value-type="float" office:value="0.39479111969976133" table:formula="of:=ACOS([.M48])" table:style-name="ce5">
            <text:p>0,39479112</text:p>
          </table:table-cell>
          <table:table-cell office:value-type="float" office:value="349.99999999999983" table:formula="of:=SIN([.N48])*[.E48]" table:style-name="ce5">
            <text:p>350</text:p>
          </table:table-cell>
          <table:table-cell table:number-columns-repeated="16369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date" office:date-value="2019-03-17T20:01:00" table:style-name="ce7">
            <text:p>17/03/2019 20:01</text:p>
          </table:table-cell>
          <table:table-cell office:value-type="float" office:value="3397152" table:style-name="ce5">
            <text:p>3397152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49]*[.F49]" table:style-name="ce5">
            <text:p>920</text:p>
          </table:table-cell>
          <table:table-cell office:value-type="float" office:value="3.9565217391304346" table:formula="of:=[.E49]/[.F49]" table:style-name="ce5">
            <text:p>3,956521739</text:p>
          </table:table-cell>
          <table:table-cell office:value-type="float" office:value="227.5" table:formula="of:=[.E49]/[.D49]" table:style-name="ce5">
            <text:p>227,5</text:p>
          </table:table-cell>
          <table:table-cell office:value-type="float" office:value="840" table:formula="of:=([.C49]-[.C48])*60" table:style-name="ce5">
            <text:p>840</text:p>
          </table:table-cell>
          <table:table-cell office:value-type="float" office:value="0.92307692307692313" table:formula="of:=IF([.L49]/[.E49]&lt;=1;[.L49]/[.E49];1)" table:style-name="ce5">
            <text:p>0,923076923</text:p>
          </table:table-cell>
          <table:table-cell office:value-type="float" office:value="0.39479111969976133" table:formula="of:=ACOS([.M49])" table:style-name="ce5">
            <text:p>0,39479112</text:p>
          </table:table-cell>
          <table:table-cell office:value-type="float" office:value="349.99999999999983" table:formula="of:=SIN([.N49])*[.E49]" table:style-name="ce5">
            <text:p>350</text:p>
          </table:table-cell>
          <table:table-cell table:number-columns-repeated="16369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date" office:date-value="2019-03-17T20:02:00" table:style-name="ce7">
            <text:p>17/03/2019 20:02</text:p>
          </table:table-cell>
          <table:table-cell office:value-type="float" office:value="3397166" table:style-name="ce5">
            <text:p>3397166</text:p>
          </table:table-cell>
          <table:table-cell office:value-type="float" office:value="4" table:style-name="ce5">
            <text:p>4</text:p>
          </table:table-cell>
          <table:table-cell office:value-type="float" office:value="910" table:style-name="ce5">
            <text:p>91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0]*[.F50]" table:style-name="ce5">
            <text:p>920</text:p>
          </table:table-cell>
          <table:table-cell office:value-type="float" office:value="3.9565217391304346" table:formula="of:=[.E50]/[.F50]" table:style-name="ce5">
            <text:p>3,956521739</text:p>
          </table:table-cell>
          <table:table-cell office:value-type="float" office:value="227.5" table:formula="of:=[.E50]/[.D50]" table:style-name="ce5">
            <text:p>227,5</text:p>
          </table:table-cell>
          <table:table-cell office:value-type="float" office:value="840" table:formula="of:=([.C50]-[.C49])*60" table:style-name="ce5">
            <text:p>840</text:p>
          </table:table-cell>
          <table:table-cell office:value-type="float" office:value="0.92307692307692313" table:formula="of:=IF([.L50]/[.E50]&lt;=1;[.L50]/[.E50];1)" table:style-name="ce5">
            <text:p>0,923076923</text:p>
          </table:table-cell>
          <table:table-cell office:value-type="float" office:value="0.39479111969976133" table:formula="of:=ACOS([.M50])" table:style-name="ce5">
            <text:p>0,39479112</text:p>
          </table:table-cell>
          <table:table-cell office:value-type="float" office:value="349.99999999999983" table:formula="of:=SIN([.N50])*[.E50]" table:style-name="ce5">
            <text:p>350</text:p>
          </table:table-cell>
          <table:table-cell table:number-columns-repeated="16369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date" office:date-value="2019-03-17T20:03:00" table:style-name="ce7">
            <text:p>17/03/2019 20:03</text:p>
          </table:table-cell>
          <table:table-cell office:value-type="float" office:value="3397180" table:style-name="ce5">
            <text:p>3397180</text:p>
          </table:table-cell>
          <table:table-cell office:value-type="float" office:value="4" table:style-name="ce5">
            <text:p>4</text:p>
          </table:table-cell>
          <table:table-cell office:value-type="float" office:value="920" table:style-name="ce5">
            <text:p>92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1]*[.F51]" table:style-name="ce5">
            <text:p>920</text:p>
          </table:table-cell>
          <table:table-cell office:value-type="float" office:value="4" table:formula="of:=[.E51]/[.F51]" table:style-name="ce5">
            <text:p>4</text:p>
          </table:table-cell>
          <table:table-cell office:value-type="float" office:value="230" table:formula="of:=[.E51]/[.D51]" table:style-name="ce5">
            <text:p>230</text:p>
          </table:table-cell>
          <table:table-cell office:value-type="float" office:value="840" table:formula="of:=([.C51]-[.C50])*60" table:style-name="ce5">
            <text:p>840</text:p>
          </table:table-cell>
          <table:table-cell office:value-type="float" office:value="0.91304347826086951" table:formula="of:=IF([.L51]/[.E51]&lt;=1;[.L51]/[.E51];1)" table:style-name="ce5">
            <text:p>0,913043478</text:p>
          </table:table-cell>
          <table:table-cell office:value-type="float" office:value="0.42011147814247773" table:formula="of:=ACOS([.M51])" table:style-name="ce5">
            <text:p>0,420111478</text:p>
          </table:table-cell>
          <table:table-cell office:value-type="float" office:value="375.23326078587434" table:formula="of:=SIN([.N51])*[.E51]" table:style-name="ce5">
            <text:p>375,2332608</text:p>
          </table:table-cell>
          <table:table-cell table:number-columns-repeated="16369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date" office:date-value="2019-03-17T20:04:00" table:style-name="ce7">
            <text:p>17/03/2019 20:04</text:p>
          </table:table-cell>
          <table:table-cell office:value-type="float" office:value="3397194" table:style-name="ce5">
            <text:p>3397194</text:p>
          </table:table-cell>
          <table:table-cell office:value-type="float" office:value="4" table:style-name="ce5">
            <text:p>4</text:p>
          </table:table-cell>
          <table:table-cell office:value-type="float" office:value="900" table:style-name="ce5">
            <text:p>9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2]*[.F52]" table:style-name="ce5">
            <text:p>920</text:p>
          </table:table-cell>
          <table:table-cell office:value-type="float" office:value="3.9130434782608696" table:formula="of:=[.E52]/[.F52]" table:style-name="ce5">
            <text:p>3,913043478</text:p>
          </table:table-cell>
          <table:table-cell office:value-type="float" office:value="225" table:formula="of:=[.E52]/[.D52]" table:style-name="ce5">
            <text:p>225</text:p>
          </table:table-cell>
          <table:table-cell office:value-type="float" office:value="840" table:formula="of:=([.C52]-[.C51])*60" table:style-name="ce5">
            <text:p>840</text:p>
          </table:table-cell>
          <table:table-cell office:value-type="float" office:value="0.93333333333333335" table:formula="of:=IF([.L52]/[.E52]&lt;=1;[.L52]/[.E52];1)" table:style-name="ce5">
            <text:p>0,933333333</text:p>
          </table:table-cell>
          <table:table-cell office:value-type="float" office:value="0.36720802055783697" table:formula="of:=ACOS([.M52])" table:style-name="ce5">
            <text:p>0,367208021</text:p>
          </table:table-cell>
          <table:table-cell office:value-type="float" office:value="323.10988842807012" table:formula="of:=SIN([.N52])*[.E52]" table:style-name="ce5">
            <text:p>323,1098884</text:p>
          </table:table-cell>
          <table:table-cell table:number-columns-repeated="16369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date" office:date-value="2019-03-17T20:05:00" table:style-name="ce7">
            <text:p>17/03/2019 20:05</text:p>
          </table:table-cell>
          <table:table-cell office:value-type="float" office:value="3397208" table:style-name="ce5">
            <text:p>3397208</text:p>
          </table:table-cell>
          <table:table-cell office:value-type="float" office:value="4" table:style-name="ce5">
            <text:p>4</text:p>
          </table:table-cell>
          <table:table-cell office:value-type="float" office:value="1020" table:style-name="ce5">
            <text:p>102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3]*[.F53]" table:style-name="ce5">
            <text:p>920</text:p>
          </table:table-cell>
          <table:table-cell office:value-type="float" office:value="4.4347826086956523" table:formula="of:=[.E53]/[.F53]" table:style-name="ce5">
            <text:p>4,434782609</text:p>
          </table:table-cell>
          <table:table-cell office:value-type="float" office:value="255" table:formula="of:=[.E53]/[.D53]" table:style-name="ce5">
            <text:p>255</text:p>
          </table:table-cell>
          <table:table-cell office:value-type="float" office:value="840" table:formula="of:=([.C53]-[.C52])*60" table:style-name="ce5">
            <text:p>840</text:p>
          </table:table-cell>
          <table:table-cell office:value-type="float" office:value="0.82352941176470584" table:formula="of:=IF([.L53]/[.E53]&lt;=1;[.L53]/[.E53];1)" table:style-name="ce5">
            <text:p>0,823529412</text:p>
          </table:table-cell>
          <table:table-cell office:value-type="float" office:value="0.60319140560966966" table:formula="of:=ACOS([.M53])" table:style-name="ce5">
            <text:p>0,603191406</text:p>
          </table:table-cell>
          <table:table-cell office:value-type="float" office:value="578.6190456595773" table:formula="of:=SIN([.N53])*[.E53]" table:style-name="ce5">
            <text:p>578,6190457</text:p>
          </table:table-cell>
          <table:table-cell table:number-columns-repeated="16369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date" office:date-value="2019-03-17T20:06:00" table:style-name="ce7">
            <text:p>17/03/2019 20:06</text:p>
          </table:table-cell>
          <table:table-cell office:value-type="float" office:value="3397224" table:style-name="ce5">
            <text:p>3397224</text:p>
          </table:table-cell>
          <table:table-cell office:value-type="float" office:value="4" table:style-name="ce5">
            <text:p>4</text:p>
          </table:table-cell>
          <table:table-cell office:value-type="float" office:value="920" table:style-name="ce5">
            <text:p>92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4]*[.F54]" table:style-name="ce5">
            <text:p>920</text:p>
          </table:table-cell>
          <table:table-cell office:value-type="float" office:value="4" table:formula="of:=[.E54]/[.F54]" table:style-name="ce5">
            <text:p>4</text:p>
          </table:table-cell>
          <table:table-cell office:value-type="float" office:value="230" table:formula="of:=[.E54]/[.D54]" table:style-name="ce5">
            <text:p>230</text:p>
          </table:table-cell>
          <table:table-cell office:value-type="float" office:value="960" table:formula="of:=([.C54]-[.C53])*60" table:style-name="ce5">
            <text:p>960</text:p>
          </table:table-cell>
          <table:table-cell office:value-type="float" office:value="1" table:formula="of:=IF([.L54]/[.E54]&lt;=1;[.L54]/[.E54];1)" table:style-name="ce5">
            <text:p>1</text:p>
          </table:table-cell>
          <table:table-cell office:value-type="float" office:value="0" table:formula="of:=ACOS([.M54])" table:style-name="ce5">
            <text:p>0</text:p>
          </table:table-cell>
          <table:table-cell office:value-type="float" office:value="0" table:formula="of:=SIN([.N54])*[.E54]" table:style-name="ce5">
            <text:p>0</text:p>
          </table:table-cell>
          <table:table-cell table:number-columns-repeated="16369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date" office:date-value="2019-03-17T20:07:00" table:style-name="ce7">
            <text:p>17/03/2019 20:07</text:p>
          </table:table-cell>
          <table:table-cell office:value-type="float" office:value="3397238" table:style-name="ce5">
            <text:p>3397238</text:p>
          </table:table-cell>
          <table:table-cell office:value-type="float" office:value="4" table:style-name="ce5">
            <text:p>4</text:p>
          </table:table-cell>
          <table:table-cell office:value-type="float" office:value="1000" table:style-name="ce5">
            <text:p>100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5]*[.F55]" table:style-name="ce5">
            <text:p>920</text:p>
          </table:table-cell>
          <table:table-cell office:value-type="float" office:value="4.3478260869565215" table:formula="of:=[.E55]/[.F55]" table:style-name="ce5">
            <text:p>4,347826087</text:p>
          </table:table-cell>
          <table:table-cell office:value-type="float" office:value="250" table:formula="of:=[.E55]/[.D55]" table:style-name="ce5">
            <text:p>250</text:p>
          </table:table-cell>
          <table:table-cell office:value-type="float" office:value="840" table:formula="of:=([.C55]-[.C54])*60" table:style-name="ce5">
            <text:p>840</text:p>
          </table:table-cell>
          <table:table-cell office:value-type="float" office:value="0.84" table:formula="of:=IF([.L55]/[.E55]&lt;=1;[.L55]/[.E55];1)" table:style-name="ce5">
            <text:p>0,84</text:p>
          </table:table-cell>
          <table:table-cell office:value-type="float" office:value="0.57351310442309666" table:formula="of:=ACOS([.M55])" table:style-name="ce5">
            <text:p>0,573513104</text:p>
          </table:table-cell>
          <table:table-cell office:value-type="float" office:value="542.58639865002135" table:formula="of:=SIN([.N55])*[.E55]" table:style-name="ce5">
            <text:p>542,5863987</text:p>
          </table:table-cell>
          <table:table-cell table:number-columns-repeated="16369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date" office:date-value="2019-03-17T20:08:00" table:style-name="ce7">
            <text:p>17/03/2019 20:08</text:p>
          </table:table-cell>
          <table:table-cell office:value-type="float" office:value="3397253" table:style-name="ce5">
            <text:p>3397253</text:p>
          </table:table-cell>
          <table:table-cell office:value-type="float" office:value="4" table:style-name="ce5">
            <text:p>4</text:p>
          </table:table-cell>
          <table:table-cell office:value-type="float" office:value="960" table:style-name="ce5">
            <text:p>9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6]*[.F56]" table:style-name="ce5">
            <text:p>920</text:p>
          </table:table-cell>
          <table:table-cell office:value-type="float" office:value="4.1739130434782608" table:formula="of:=[.E56]/[.F56]" table:style-name="ce5">
            <text:p>4,173913043</text:p>
          </table:table-cell>
          <table:table-cell office:value-type="float" office:value="240" table:formula="of:=[.E56]/[.D56]" table:style-name="ce5">
            <text:p>240</text:p>
          </table:table-cell>
          <table:table-cell office:value-type="float" office:value="900" table:formula="of:=([.C56]-[.C55])*60" table:style-name="ce5">
            <text:p>900</text:p>
          </table:table-cell>
          <table:table-cell office:value-type="float" office:value="0.9375" table:formula="of:=IF([.L56]/[.E56]&lt;=1;[.L56]/[.E56];1)" table:style-name="ce5">
            <text:p>0,9375</text:p>
          </table:table-cell>
          <table:table-cell office:value-type="float" office:value="0.3554212016902234" table:formula="of:=ACOS([.M56])" table:style-name="ce5">
            <text:p>0,355421202</text:p>
          </table:table-cell>
          <table:table-cell office:value-type="float" office:value="334.06586176980124" table:formula="of:=SIN([.N56])*[.E56]" table:style-name="ce5">
            <text:p>334,0658618</text:p>
          </table:table-cell>
          <table:table-cell table:number-columns-repeated="16369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date" office:date-value="2019-03-17T20:09:00" table:style-name="ce7">
            <text:p>17/03/2019 20:09</text:p>
          </table:table-cell>
          <table:table-cell office:value-type="float" office:value="3397267" table:style-name="ce5">
            <text:p>3397267</text:p>
          </table:table-cell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7]*[.F57]" table:style-name="ce5">
            <text:p>920</text:p>
          </table:table-cell>
          <table:table-cell office:value-type="float" office:value="3.7826086956521738" table:formula="of:=[.E57]/[.F57]" table:style-name="ce5">
            <text:p>3,782608696</text:p>
          </table:table-cell>
          <table:table-cell office:value-type="float" office:value="217.5" table:formula="of:=[.E57]/[.D57]" table:style-name="ce5">
            <text:p>217,5</text:p>
          </table:table-cell>
          <table:table-cell office:value-type="float" office:value="840" table:formula="of:=([.C57]-[.C56])*60" table:style-name="ce5">
            <text:p>840</text:p>
          </table:table-cell>
          <table:table-cell office:value-type="float" office:value="0.96551724137931039" table:formula="of:=IF([.L57]/[.E57]&lt;=1;[.L57]/[.E57];1)" table:style-name="ce5">
            <text:p>0,965517241</text:p>
          </table:table-cell>
          <table:table-cell office:value-type="float" office:value="0.26337341611683218" table:formula="of:=ACOS([.M57])" table:style-name="ce5">
            <text:p>0,263373416</text:p>
          </table:table-cell>
          <table:table-cell office:value-type="float" office:value="226.49503305812232" table:formula="of:=SIN([.N57])*[.E57]" table:style-name="ce5">
            <text:p>226,4950331</text:p>
          </table:table-cell>
          <table:table-cell table:number-columns-repeated="16369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date" office:date-value="2019-03-17T20:10:00" table:style-name="ce7">
            <text:p>17/03/2019 20:10</text:p>
          </table:table-cell>
          <table:table-cell office:value-type="float" office:value="3397280" table:style-name="ce5">
            <text:p>3397280</text:p>
          </table:table-cell>
          <table:table-cell office:value-type="float" office:value="4" table:style-name="ce5">
            <text:p>4</text:p>
          </table:table-cell>
          <table:table-cell office:value-type="float" office:value="880" table:style-name="ce5">
            <text:p>8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8]*[.F58]" table:style-name="ce5">
            <text:p>920</text:p>
          </table:table-cell>
          <table:table-cell office:value-type="float" office:value="3.8260869565217392" table:formula="of:=[.E58]/[.F58]" table:style-name="ce5">
            <text:p>3,826086957</text:p>
          </table:table-cell>
          <table:table-cell office:value-type="float" office:value="220" table:formula="of:=[.E58]/[.D58]" table:style-name="ce5">
            <text:p>220</text:p>
          </table:table-cell>
          <table:table-cell office:value-type="float" office:value="780" table:formula="of:=([.C58]-[.C57])*60" table:style-name="ce5">
            <text:p>780</text:p>
          </table:table-cell>
          <table:table-cell office:value-type="float" office:value="0.88636363636363635" table:formula="of:=IF([.L58]/[.E58]&lt;=1;[.L58]/[.E58];1)" table:style-name="ce5">
            <text:p>0,886363636</text:p>
          </table:table-cell>
          <table:table-cell office:value-type="float" office:value="0.48136528445852722" table:formula="of:=ACOS([.M58])" table:style-name="ce5">
            <text:p>0,481365284</text:p>
          </table:table-cell>
          <table:table-cell office:value-type="float" office:value="407.43097574926725" table:formula="of:=SIN([.N58])*[.E58]" table:style-name="ce5">
            <text:p>407,4309757</text:p>
          </table:table-cell>
          <table:table-cell table:number-columns-repeated="16369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date" office:date-value="2019-03-17T20:11:00" table:style-name="ce7">
            <text:p>17/03/2019 20:11</text:p>
          </table:table-cell>
          <table:table-cell office:value-type="float" office:value="3397294" table:style-name="ce5">
            <text:p>3397294</text:p>
          </table:table-cell>
          <table:table-cell office:value-type="float" office:value="4" table:style-name="ce5">
            <text:p>4</text:p>
          </table:table-cell>
          <table:table-cell office:value-type="float" office:value="890" table:style-name="ce5">
            <text:p>89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59]*[.F59]" table:style-name="ce5">
            <text:p>920</text:p>
          </table:table-cell>
          <table:table-cell office:value-type="float" office:value="3.8695652173913042" table:formula="of:=[.E59]/[.F59]" table:style-name="ce5">
            <text:p>3,869565217</text:p>
          </table:table-cell>
          <table:table-cell office:value-type="float" office:value="222.5" table:formula="of:=[.E59]/[.D59]" table:style-name="ce5">
            <text:p>222,5</text:p>
          </table:table-cell>
          <table:table-cell office:value-type="float" office:value="840" table:formula="of:=([.C59]-[.C58])*60" table:style-name="ce5">
            <text:p>840</text:p>
          </table:table-cell>
          <table:table-cell office:value-type="float" office:value="0.9438202247191011" table:formula="of:=IF([.L59]/[.E59]&lt;=1;[.L59]/[.E59];1)" table:style-name="ce5">
            <text:p>0,943820225</text:p>
          </table:table-cell>
          <table:table-cell office:value-type="float" office:value="0.33679022823268934" table:formula="of:=ACOS([.M59])" table:style-name="ce5">
            <text:p>0,336790228</text:p>
          </table:table-cell>
          <table:table-cell office:value-type="float" office:value="294.10882339705483" table:formula="of:=SIN([.N59])*[.E59]" table:style-name="ce5">
            <text:p>294,1088234</text:p>
          </table:table-cell>
          <table:table-cell table:number-columns-repeated="16369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date" office:date-value="2019-03-17T20:12:00" table:style-name="ce7">
            <text:p>17/03/2019 20:12</text:p>
          </table:table-cell>
          <table:table-cell office:value-type="float" office:value="3397307" table:style-name="ce5">
            <text:p>3397307</text:p>
          </table:table-cell>
          <table:table-cell office:value-type="float" office:value="4" table:style-name="ce5">
            <text:p>4</text:p>
          </table:table-cell>
          <table:table-cell office:value-type="float" office:value="880" table:style-name="ce5">
            <text:p>8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60]*[.F60]" table:style-name="ce5">
            <text:p>920</text:p>
          </table:table-cell>
          <table:table-cell office:value-type="float" office:value="3.8260869565217392" table:formula="of:=[.E60]/[.F60]" table:style-name="ce5">
            <text:p>3,826086957</text:p>
          </table:table-cell>
          <table:table-cell office:value-type="float" office:value="220" table:formula="of:=[.E60]/[.D60]" table:style-name="ce5">
            <text:p>220</text:p>
          </table:table-cell>
          <table:table-cell office:value-type="float" office:value="780" table:formula="of:=([.C60]-[.C59])*60" table:style-name="ce5">
            <text:p>780</text:p>
          </table:table-cell>
          <table:table-cell office:value-type="float" office:value="0.88636363636363635" table:formula="of:=IF([.L60]/[.E60]&lt;=1;[.L60]/[.E60];1)" table:style-name="ce5">
            <text:p>0,886363636</text:p>
          </table:table-cell>
          <table:table-cell office:value-type="float" office:value="0.48136528445852722" table:formula="of:=ACOS([.M60])" table:style-name="ce5">
            <text:p>0,481365284</text:p>
          </table:table-cell>
          <table:table-cell office:value-type="float" office:value="407.43097574926725" table:formula="of:=SIN([.N60])*[.E60]" table:style-name="ce5">
            <text:p>407,4309757</text:p>
          </table:table-cell>
          <table:table-cell table:number-columns-repeated="16369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date" office:date-value="2019-03-17T20:13:00" table:style-name="ce7">
            <text:p>17/03/2019 20:13</text:p>
          </table:table-cell>
          <table:table-cell office:value-type="float" office:value="3397320" table:style-name="ce5">
            <text:p>3397320</text:p>
          </table:table-cell>
          <table:table-cell office:value-type="float" office:value="4" table:style-name="ce5">
            <text:p>4</text:p>
          </table:table-cell>
          <table:table-cell office:value-type="float" office:value="960" table:style-name="ce5">
            <text:p>96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61]*[.F61]" table:style-name="ce5">
            <text:p>920</text:p>
          </table:table-cell>
          <table:table-cell office:value-type="float" office:value="4.1739130434782608" table:formula="of:=[.E61]/[.F61]" table:style-name="ce5">
            <text:p>4,173913043</text:p>
          </table:table-cell>
          <table:table-cell office:value-type="float" office:value="240" table:formula="of:=[.E61]/[.D61]" table:style-name="ce5">
            <text:p>240</text:p>
          </table:table-cell>
          <table:table-cell office:value-type="float" office:value="780" table:formula="of:=([.C61]-[.C60])*60" table:style-name="ce5">
            <text:p>780</text:p>
          </table:table-cell>
          <table:table-cell office:value-type="float" office:value="0.8125" table:formula="of:=IF([.L61]/[.E61]&lt;=1;[.L61]/[.E61];1)" table:style-name="ce5">
            <text:p>0,8125</text:p>
          </table:table-cell>
          <table:table-cell office:value-type="float" office:value="0.62236848855502058" table:formula="of:=ACOS([.M61])" table:style-name="ce5">
            <text:p>0,622368489</text:p>
          </table:table-cell>
          <table:table-cell office:value-type="float" office:value="559.64274318532887" table:formula="of:=SIN([.N61])*[.E61]" table:style-name="ce5">
            <text:p>559,6427432</text:p>
          </table:table-cell>
          <table:table-cell table:number-columns-repeated="16369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date" office:date-value="2019-03-17T20:14:00" table:style-name="ce7">
            <text:p>17/03/2019 20:14</text:p>
          </table:table-cell>
          <table:table-cell office:value-type="float" office:value="3397336" table:style-name="ce5">
            <text:p>3397336</text:p>
          </table:table-cell>
          <table:table-cell office:value-type="float" office:value="4" table:style-name="ce5">
            <text:p>4</text:p>
          </table:table-cell>
          <table:table-cell office:value-type="float" office:value="980" table:style-name="ce5">
            <text:p>980</text:p>
          </table:table-cell>
          <table:table-cell office:value-type="float" office:value="230" table:style-name="ce5">
            <text:p>230</text:p>
          </table:table-cell>
          <table:table-cell office:value-type="float" office:value="207" table:style-name="ce5">
            <text:p>207</text:p>
          </table:table-cell>
          <table:table-cell office:value-type="float" office:value="253" table:style-name="ce5">
            <text:p>253</text:p>
          </table:table-cell>
          <table:table-cell office:value-type="float" office:value="920" table:formula="of:=[.D62]*[.F62]" table:style-name="ce5">
            <text:p>920</text:p>
          </table:table-cell>
          <table:table-cell office:value-type="float" office:value="4.2608695652173916" table:formula="of:=[.E62]/[.F62]" table:style-name="ce5">
            <text:p>4,260869565</text:p>
          </table:table-cell>
          <table:table-cell office:value-type="float" office:value="245" table:formula="of:=[.E62]/[.D62]" table:style-name="ce5">
            <text:p>245</text:p>
          </table:table-cell>
          <table:table-cell office:value-type="float" office:value="960" table:formula="of:=([.C62]-[.C61])*60" table:style-name="ce5">
            <text:p>960</text:p>
          </table:table-cell>
          <table:table-cell office:value-type="float" office:value="0.97959183673469385" table:formula="of:=IF([.L62]/[.E62]&lt;=1;[.L62]/[.E62];1)" table:style-name="ce5">
            <text:p>0,979591837</text:p>
          </table:table-cell>
          <table:table-cell office:value-type="float" office:value="0.20237568556709684" table:formula="of:=ACOS([.M62])" table:style-name="ce5">
            <text:p>0,202375686</text:p>
          </table:table-cell>
          <table:table-cell office:value-type="float" office:value="196.97715603592209" table:formula="of:=SIN([.N62])*[.E62]" table:style-name="ce5">
            <text:p>196,977156</text:p>
          </table:table-cell>
          <table:table-cell table:number-columns-repeated="16369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6" table:number-rows-spanned="1" table:style-name="ce2">
            <text:p>Sources</text:p>
          </table:table-cell>
          <table:covered-table-cell table:number-columns-repeated="15"/>
          <table:table-cell table:number-columns-repeated="16367"/>
        </table:table-row>
        <table:table-row table:style-name="ro1">
          <table:table-cell/>
          <table:table-cell office:value-type="string" table:number-columns-spanned="7" table:number-rows-spanned="1" table:style-name="ce3">
            <text:p><text:a xlink:href="https://www.enedis.fr/sites/default/files/Enedis-PRO-RES_43E.pdf">https://www.enedis.fr/sites/default/files/Enedis-PRO-RES_43E.pdf</text:a></text:p>
          </table:table-cell>
          <table:covered-table-cell table:number-columns-repeated="6"/>
          <table:table-cell office:value-type="string" table:number-columns-spanned="9" table:number-rows-spanned="1" table:style-name="ce3">
            <text:p><text:a xlink:href="https://web.archive.org/web/20190326171746/https:/www.enedis.fr/sites/default/files/Enedis-PRO-RES_43E.pdf">https://web.archive.org/web/20190326171746/https://www.enedis.fr/sites/default/files/Enedis-PRO-RES_43E.pdf</text:a></text:p>
          </table:table-cell>
          <table:covered-table-cell table:number-columns-repeated="8"/>
          <table:table-cell table:number-columns-repeated="16367"/>
        </table:table-row>
        <table:table-row table:style-name="ro1">
          <table:table-cell/>
          <table:table-cell office:value-type="string" table:number-columns-spanned="7" table:number-rows-spanned="1" table:style-name="ce3">
            <text:p><text:a xlink:href="https://www.enedis.fr/sites/default/files/Enedis-NOI-CPT_54E.pdf">https://www.enedis.fr/sites/default/files/Enedis-NOI-CPT_54E.pdf</text:a></text:p>
          </table:table-cell>
          <table:covered-table-cell table:number-columns-repeated="6"/>
          <table:table-cell office:value-type="string" table:number-columns-spanned="9" table:number-rows-spanned="1" table:style-name="ce3">
            <text:p><text:a xlink:href="https://web.archive.org/web/20190326172021/https:/www.enedis.fr/sites/default/files/Enedis-NOI-CPT_54E.pdf">https://web.archive.org/web/20190326172021/https://www.enedis.fr/sites/default/files/Enedis-NOI-CPT_54E.pdf</text:a></text:p>
          </table:table-cell>
          <table:covered-table-cell table:number-columns-repeated="8"/>
          <table:table-cell table:number-columns-repeated="16367"/>
        </table:table-row>
        <table:table-row table:number-rows-repeated="1048504" table:style-name="ro1">
          <table:table-cell table:number-columns-repeated="16384"/>
        </table:table-row>
        <table:named-expressions>
          <table:named-range table:name="Connexion1" table:cell-range-address="Feuil1.$A$2:Feuil1.$E$62" table:base-cell-address="Feuil1.$A$1"/>
          <table:named-range table:name="lightdash_linkydata" table:cell-range-address="Feuil1.$A$2:Feuil1.$E$62" table:base-cell-address="Feuil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vak Yeramian</meta:initial-creator>
    <dc:creator>Avak Yeramian</dc:creator>
    <meta:creation-date>2019-03-26T16:43:01Z</meta:creation-date>
    <dc:date>2019-03-31T17:08:19Z</dc:date>
  </office:meta>
</office:document-meta>
</file>